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xygen" svg:font-family="Oxygen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>
        <style:tab-stops>
          <style:tab-stop style:type="right" style:leader-style="none" style:position="16.51cm"/>
        </style:tab-stops>
      </style:paragraph-properties>
    </style:style>
    <style:style style:name="T1_1" style:family="text">
      <style:text-properties style:font-name="Oxygen" fo:font-size="26pt" style:font-name-asian="Oxygen" style:font-size-asian="26pt" style:font-name-complex="Oxygen" style:font-size-complex="26pt"/>
    </style:style>
    <style:style style:name="T1_2" style:family="text">
      <style:text-properties style:font-name="Oxygen" fo:font-size="26pt" style:font-name-asian="Oxygen" style:font-size-asian="26pt" style:font-name-complex="Oxygen" style:font-size-complex="26pt"/>
    </style:style>
    <style:style style:name="T1_3" style:family="text">
      <style:text-properties style:font-name="Oxygen" fo:font-size="26pt" style:font-name-asian="Oxygen" style:font-size-asian="26pt" style:font-name-complex="Oxygen" style:font-size-complex="26pt"/>
    </style:style>
    <style:style style:name="P2" style:family="paragraph" style:parent-style-name="Standard">
      <style:paragraph-properties fo:text-align="center"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3" style:family="paragraph" style:parent-style-name="Standard">
      <style:paragraph-properties fo:break-before="auto" fo:line-height="115%" fo:margin-right="0cm" style:writing-mode="lr-tb">
        <style:tab-stops>
          <style:tab-stop style:type="right" style:leader-style="none" style:position="16.669cm"/>
        </style:tab-stops>
      </style:paragraph-properties>
    </style:style>
    <style:style style:name="T3_1" style:family="text"/>
    <style:style style:name="T3_2" style:family="text">
      <style:text-properties style:font-name="Oxygen" fo:font-size="10pt" style:font-name-asian="Oxygen" style:font-size-asian="10pt" style:font-name-complex="Oxygen" style:font-size-complex="10pt"/>
    </style:style>
    <style:style style:name="T3_3" style:family="text"/>
    <style:style style:name="T3_4" style:family="text">
      <style:text-properties style:font-name="Oxygen" fo:font-size="10pt" style:font-name-asian="Oxygen" style:font-size-asian="10pt" style:font-name-complex="Oxygen" style:font-size-complex="10pt"/>
    </style:style>
    <style:style style:name="T3_5" style:family="text"/>
    <style:style style:name="T3_6" style:family="text">
      <style:text-properties style:font-name="Oxygen" fo:font-size="10pt" style:font-name-asian="Oxygen" style:font-size-asian="10pt" style:font-name-complex="Oxygen" style:font-size-complex="10pt"/>
    </style:style>
    <style:style style:name="T3_7" style:family="text"/>
    <style:style style:name="T3_8" style:family="text">
      <style:text-properties style:font-name="Oxygen" fo:font-size="10pt" style:font-name-asian="Oxygen" style:font-size-asian="10pt" style:font-name-complex="Oxygen" style:font-size-complex="10pt"/>
    </style:style>
    <style:style style:name="T3_9" style:family="text"/>
    <style:style style:name="T3_10" style:family="text">
      <style:text-properties style:font-name="Oxygen" fo:font-size="10pt" style:font-name-asian="Oxygen" style:font-size-asian="10pt" style:font-name-complex="Oxygen" style:font-size-complex="10pt"/>
    </style:style>
    <style:style style:name="T3_11" style:family="text"/>
    <style:style style:name="T3_12" style:family="text">
      <style:text-properties style:font-name="Oxygen" fo:font-size="10pt" style:font-name-asian="Oxygen" style:font-size-asian="10pt" style:font-name-complex="Oxygen" style:font-size-complex="10pt"/>
    </style:style>
    <style:style style:name="T3_13" style:family="text">
      <style:text-properties style:font-name="Oxygen" fo:font-size="10pt" style:font-name-asian="Oxygen" style:font-size-asian="10pt" style:font-name-complex="Oxygen" style:font-size-complex="10pt"/>
    </style:style>
    <style:style style:name="T3_14" style:family="text">
      <style:text-properties style:font-name="Oxygen" fo:font-size="10pt" style:font-name-asian="Oxygen" style:font-size-asian="10pt" style:font-name-complex="Oxygen" style:font-size-complex="10pt"/>
    </style:style>
    <style:style style:name="T3_15" style:family="text">
      <style:text-properties style:font-name="Oxygen" fo:font-size="10pt" style:font-name-asian="Oxygen" style:font-size-asian="10pt" style:font-name-complex="Oxygen" style:font-size-complex="10pt"/>
    </style:style>
    <style:style style:name="T3_16" style:family="text">
      <style:text-properties style:font-name="Oxygen" fo:font-size="10pt" style:font-name-asian="Oxygen" style:font-size-asian="10pt" style:font-name-complex="Oxygen" style:font-size-complex="10pt"/>
    </style:style>
    <style:style style:name="T3_17" style:family="text">
      <style:text-properties style:font-name="Oxygen" fo:font-size="10pt" style:font-name-asian="Oxygen" style:font-size-asian="10pt" style:font-name-complex="Oxygen" style:font-size-complex="10pt"/>
    </style:style>
    <style:style style:name="T3_18" style:family="text">
      <style:text-properties style:font-name="Oxygen" fo:font-size="10pt" style:font-name-asian="Oxygen" style:font-size-asian="10pt" style:font-name-complex="Oxygen" style:font-size-complex="10pt"/>
    </style:style>
    <style:style style:name="T3_19" style:family="text">
      <style:text-properties style:font-name="Oxygen" fo:font-size="10pt" style:font-name-asian="Oxygen" style:font-size-asian="10pt" style:font-name-complex="Oxygen" style:font-size-complex="10pt"/>
    </style:style>
    <style:style style:name="T3_20" style:family="text">
      <style:text-properties style:font-name="Oxygen" fo:font-size="10pt" style:font-name-asian="Oxygen" style:font-size-asian="10pt" style:font-name-complex="Oxygen" style:font-size-complex="10pt"/>
    </style:style>
    <style:style style:name="P4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4_1" style:family="text">
      <style:text-properties style:font-name="Oxygen" fo:font-size="10pt" style:font-name-asian="Oxygen" style:font-size-asian="10pt" style:font-name-complex="Oxygen" style:font-size-complex="10pt"/>
    </style:style>
    <style:style style:name="T4_2" style:family="text"/>
    <style:style style:name="T4_3" style:family="text">
      <style:text-properties style:font-name="Oxygen" fo:font-size="10pt" style:font-name-asian="Oxygen" style:font-size-asian="10pt" style:font-name-complex="Oxygen" style:font-size-complex="10pt"/>
    </style:style>
    <style:style style:name="T4_4" style:family="text"/>
    <style:style style:name="T4_5" style:family="text">
      <style:text-properties style:font-name="Oxygen" fo:font-size="10pt" style:font-name-asian="Oxygen" style:font-size-asian="10pt" style:font-name-complex="Oxygen" style:font-size-complex="10pt"/>
    </style:style>
    <style:style style:name="T4_6" style:family="text"/>
    <style:style style:name="T4_7" style:family="text">
      <style:text-properties style:font-name="Oxygen" fo:font-size="10pt" style:font-name-asian="Oxygen" style:font-size-asian="10pt" style:font-name-complex="Oxygen" style:font-size-complex="10pt"/>
    </style:style>
    <style:style style:name="T4_8" style:family="text"/>
    <style:style style:name="T4_9" style:family="text">
      <style:text-properties style:font-name="Oxygen" fo:font-size="10pt" style:font-name-asian="Oxygen" style:font-size-asian="10pt" style:font-name-complex="Oxygen" style:font-size-complex="10pt"/>
    </style:style>
    <style:style style:name="T4_10" style:family="text"/>
    <style:style style:name="T4_11" style:family="text">
      <style:text-properties style:font-name="Oxygen" fo:font-size="10pt" style:font-name-asian="Oxygen" style:font-size-asian="10pt" style:font-name-complex="Oxygen" style:font-size-complex="10pt"/>
    </style:style>
    <style:style style:name="T4_12" style:family="text"/>
    <style:style style:name="T4_13" style:family="text">
      <style:text-properties style:font-name="Oxygen" fo:font-size="10pt" style:font-name-asian="Oxygen" style:font-size-asian="10pt" style:font-name-complex="Oxygen" style:font-size-complex="10pt"/>
    </style:style>
    <style:style style:name="T4_14" style:family="text"/>
    <style:style style:name="T4_15" style:family="text">
      <style:text-properties style:font-name="Oxygen" fo:font-size="10pt" style:font-name-asian="Oxygen" style:font-size-asian="10pt" style:font-name-complex="Oxygen" style:font-size-complex="10pt"/>
    </style:style>
    <style:style style:name="T4_16" style:family="text">
      <style:text-properties style:font-name="Oxygen" fo:font-size="10pt" style:font-name-asian="Oxygen" style:font-size-asian="10pt" style:font-name-complex="Oxygen" style:font-size-complex="10pt"/>
    </style:style>
    <style:style style:name="T4_17" style:family="text">
      <style:text-properties style:font-name="Oxygen" fo:font-size="10pt" style:font-name-asian="Oxygen" style:font-size-asian="10pt" style:font-name-complex="Oxygen" style:font-size-complex="10pt"/>
    </style:style>
    <style:style style:name="T4_18" style:family="text">
      <style:text-properties style:font-name="Oxygen" fo:font-size="10pt" style:font-name-asian="Oxygen" style:font-size-asian="10pt" style:font-name-complex="Oxygen" style:font-size-complex="10pt"/>
    </style:style>
    <style:style style:name="T4_19" style:family="text">
      <style:text-properties style:font-name="Oxygen" fo:font-size="10pt" style:font-name-asian="Oxygen" style:font-size-asian="10pt" style:font-name-complex="Oxygen" style:font-size-complex="10pt"/>
    </style:style>
    <style:style style:name="T4_20" style:family="text">
      <style:text-properties style:font-name="Oxygen" fo:font-size="10pt" style:font-name-asian="Oxygen" style:font-size-asian="10pt" style:font-name-complex="Oxygen" style:font-size-complex="10pt"/>
    </style:style>
    <style:style style:name="P5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  <style:text-properties style:font-name="Oxygen" fo:font-size="10pt" style:font-name-asian="Oxygen" style:font-size-asian="10pt" style:font-name-complex="Oxygen" style:font-size-complex="10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7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7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9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0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1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2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3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4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P8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8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0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4" style:family="text">
      <style:text-properties style:font-name="Oxygen" fo:font-size="10pt" style:font-name-asian="Oxygen" style:font-size-asian="10pt" style:font-name-complex="Oxygen" style:font-size-complex="10pt"/>
    </style:style>
    <style:style style:name="T8_15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8_16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P9" style:family="paragraph" style:parent-style-name="Standard">
      <style:paragraph-properties fo:break-before="auto" fo:text-indent="1.27cm" fo:line-height="115%" fo:margin-right="0cm" style:writing-mode="lr-tb">
        <style:tab-stops>
          <style:tab-stop style:type="right" style:leader-style="none" style:position="16.669cm"/>
        </style:tab-stops>
      </style:paragraph-properties>
    </style:style>
    <style:style style:name="T9_1" style:family="text">
      <style:text-properties style:font-name="Oxygen" fo:font-size="9pt" style:font-name-asian="Oxygen" style:font-size-asian="9pt" style:font-name-complex="Oxygen" style:font-size-complex="9pt"/>
    </style:style>
    <style:style style:name="T9_2" style:family="text">
      <style:text-properties style:font-name="Oxygen" fo:font-size="9pt" style:font-name-asian="Oxygen" style:font-size-asian="9pt" style:font-name-complex="Oxygen" style:font-size-complex="9pt"/>
    </style:style>
    <style:style style:name="T9_3" style:family="text">
      <style:text-properties style:font-name="Oxygen" fo:font-size="9pt" style:font-name-asian="Oxygen" style:font-size-asian="9pt" style:font-name-complex="Oxygen" style:font-size-complex="9pt"/>
    </style:style>
    <style:style style:name="T9_4" style:family="text">
      <style:text-properties style:font-name="Oxygen" fo:font-size="9pt" style:font-name-asian="Oxygen" style:font-size-asian="9pt" style:font-name-complex="Oxygen" style:font-size-complex="9pt"/>
    </style:style>
    <style:style style:name="T9_5" style:family="text">
      <style:text-properties style:font-name="Oxygen" fo:font-size="9pt" style:font-name-asian="Oxygen" style:font-size-asian="9pt" style:font-name-complex="Oxygen" style:font-size-complex="9pt"/>
    </style:style>
    <style:style style:name="T9_6" style:family="text">
      <style:text-properties style:font-name="Oxygen" fo:font-size="9pt" style:font-name-asian="Oxygen" style:font-size-asian="9pt" style:font-name-complex="Oxygen" style:font-size-complex="9pt"/>
    </style:style>
    <style:style style:name="T9_7" style:family="text">
      <style:text-properties style:font-name="Oxygen" fo:font-size="9pt" style:font-name-asian="Oxygen" style:font-size-asian="9pt" style:font-name-complex="Oxygen" style:font-size-complex="9pt"/>
    </style:style>
    <style:style style:name="T9_8" style:family="text">
      <style:text-properties style:font-name="Oxygen" fo:font-size="9pt" style:font-name-asian="Oxygen" style:font-size-asian="9pt" style:font-name-complex="Oxygen" style:font-size-complex="9pt"/>
    </style:style>
    <style:style style:name="T9_9" style:family="text">
      <style:text-properties style:font-name="Oxygen" fo:font-size="9pt" style:font-name-asian="Oxygen" style:font-size-asian="9pt" style:font-name-complex="Oxygen" style:font-size-complex="9pt"/>
    </style:style>
    <style:style style:name="T9_10" style:family="text">
      <style:text-properties style:font-name="Oxygen" fo:font-size="9pt" style:font-name-asian="Oxygen" style:font-size-asian="9pt" style:font-name-complex="Oxygen" style:font-size-complex="9pt"/>
    </style:style>
    <style:style style:name="T9_11" style:family="text">
      <style:text-properties style:font-name="Oxygen" fo:font-size="9pt" style:font-name-asian="Oxygen" style:font-size-asian="9pt" style:font-name-complex="Oxygen" style:font-size-complex="9pt"/>
    </style:style>
    <style:style style:name="P10" style:family="paragraph" style:parent-style-name="Standard">
      <style:paragraph-properties fo:break-before="auto" fo:text-indent="1.27cm" fo:line-height="115%" fo:margin-left="0cm" style:writing-mode="lr-tb"/>
    </style:style>
    <style:style style:name="T10_1" style:family="text">
      <style:text-properties style:font-name="Oxygen" fo:font-size="9pt" style:font-name-asian="Oxygen" style:font-size-asian="9pt" style:font-name-complex="Oxygen" style:font-size-complex="9pt"/>
    </style:style>
    <style:style style:name="T10_2" style:family="text">
      <style:text-properties style:font-name="Oxygen" fo:font-size="9pt" style:font-name-asian="Oxygen" style:font-size-asian="9pt" style:font-name-complex="Oxygen" style:font-size-complex="9pt"/>
    </style:style>
    <style:style style:name="T10_3" style:family="text">
      <style:text-properties style:font-name="Oxygen" fo:font-size="9pt" style:font-name-asian="Oxygen" style:font-size-asian="9pt" style:font-name-complex="Oxygen" style:font-size-complex="9pt"/>
    </style:style>
    <style:style style:name="T10_4" style:family="text">
      <style:text-properties style:font-name="Oxygen" fo:font-size="9pt" style:font-name-asian="Oxygen" style:font-size-asian="9pt" style:font-name-complex="Oxygen" style:font-size-complex="9pt"/>
    </style:style>
    <style:style style:name="T10_5" style:family="text">
      <style:text-properties style:font-name="Oxygen" fo:font-size="9pt" style:font-name-asian="Oxygen" style:font-size-asian="9pt" style:font-name-complex="Oxygen" style:font-size-complex="9pt"/>
    </style:style>
    <style:style style:name="T10_6" style:family="text">
      <style:text-properties style:font-name="Oxygen" fo:font-size="9pt" style:font-name-asian="Oxygen" style:font-size-asian="9pt" style:font-name-complex="Oxygen" style:font-size-complex="9pt"/>
    </style:style>
    <style:style style:name="T10_7" style:family="text">
      <style:text-properties style:font-name="Oxygen" fo:font-size="9pt" style:font-name-asian="Oxygen" style:font-size-asian="9pt" style:font-name-complex="Oxygen" style:font-size-complex="9pt"/>
    </style:style>
    <style:style style:name="T10_8" style:family="text">
      <style:text-properties style:font-name="Oxygen" fo:font-size="9pt" style:font-name-asian="Oxygen" style:font-size-asian="9pt" style:font-name-complex="Oxygen" style:font-size-complex="9pt"/>
    </style:style>
    <style:style style:name="T10_9" style:family="text">
      <style:text-properties style:font-name="Oxygen" fo:font-size="9pt" style:font-name-asian="Oxygen" style:font-size-asian="9pt" style:font-name-complex="Oxygen" style:font-size-complex="9pt"/>
    </style:style>
    <style:style style:name="T10_10" style:family="text">
      <style:text-properties style:font-name="Oxygen" fo:font-size="9pt" style:font-name-asian="Oxygen" style:font-size-asian="9pt" style:font-name-complex="Oxygen" style:font-size-complex="9pt"/>
    </style:style>
    <style:style style:name="T10_11" style:family="text">
      <style:text-properties style:font-name="Oxygen" fo:font-size="9pt" style:font-name-asian="Oxygen" style:font-size-asian="9pt" style:font-name-complex="Oxygen" style:font-size-complex="9pt"/>
    </style:style>
    <style:style style:name="T10_12" style:family="text">
      <style:text-properties style:font-name="Oxygen" fo:font-size="9pt" style:font-name-asian="Oxygen" style:font-size-asian="9pt" style:font-name-complex="Oxygen" style:font-size-complex="9pt"/>
    </style:style>
    <style:style style:name="T10_13" style:family="text">
      <style:text-properties style:font-name="Oxygen" fo:font-size="9pt" style:font-name-asian="Oxygen" style:font-size-asian="9pt" style:font-name-complex="Oxygen" style:font-size-complex="9pt"/>
    </style:style>
    <style:style style:name="T10_14" style:family="text">
      <style:text-properties style:font-name="Oxygen" fo:font-size="9pt" style:font-name-asian="Oxygen" style:font-size-asian="9pt" style:font-name-complex="Oxygen" style:font-size-complex="9pt"/>
    </style:style>
    <style:style style:name="T10_15" style:family="text">
      <style:text-properties style:font-name="Oxygen" fo:font-size="9pt" style:font-name-asian="Oxygen" style:font-size-asian="9pt" style:font-name-complex="Oxygen" style:font-size-complex="9pt"/>
    </style:style>
    <style:style style:name="T10_16" style:family="text">
      <style:text-properties style:font-name="Oxygen" fo:font-size="9pt" style:font-name-asian="Oxygen" style:font-size-asian="9pt" style:font-name-complex="Oxygen" style:font-size-complex="9pt"/>
    </style:style>
    <style:style style:name="T10_17" style:family="text">
      <style:text-properties style:font-name="Oxygen" fo:font-size="9pt" style:font-name-asian="Oxygen" style:font-size-asian="9pt" style:font-name-complex="Oxygen" style:font-size-complex="9pt"/>
    </style:style>
    <style:style style:name="T10_18" style:family="text">
      <style:text-properties style:font-name="Oxygen" fo:font-size="9pt" style:font-name-asian="Oxygen" style:font-size-asian="9pt" style:font-name-complex="Oxygen" style:font-size-complex="9pt"/>
    </style:style>
    <style:style style:name="P11" style:family="paragraph" style:parent-style-name="Standard">
      <style:paragraph-properties fo:break-before="auto" fo:text-indent="1.27cm" fo:line-height="115%" fo:margin-left="0cm" style:writing-mode="lr-tb"/>
    </style:style>
    <style:style style:name="T11_1" style:family="text">
      <style:text-properties style:font-name="Oxygen" fo:font-size="9pt" style:font-name-asian="Oxygen" style:font-size-asian="9pt" style:font-name-complex="Oxygen" style:font-size-complex="9pt"/>
    </style:style>
    <style:style style:name="T11_2" style:family="text">
      <style:text-properties style:font-name="Oxygen" fo:font-size="9pt" style:font-name-asian="Oxygen" style:font-size-asian="9pt" style:font-name-complex="Oxygen" style:font-size-complex="9pt"/>
    </style:style>
    <style:style style:name="T11_3" style:family="text">
      <style:text-properties style:font-name="Oxygen" fo:font-size="9pt" style:font-name-asian="Oxygen" style:font-size-asian="9pt" style:font-name-complex="Oxygen" style:font-size-complex="9pt"/>
    </style:style>
    <style:style style:name="T11_4" style:family="text">
      <style:text-properties style:font-name="Oxygen" fo:font-size="9pt" style:font-name-asian="Oxygen" style:font-size-asian="9pt" style:font-name-complex="Oxygen" style:font-size-complex="9pt"/>
    </style:style>
    <style:style style:name="T11_5" style:family="text">
      <style:text-properties style:font-name="Oxygen" fo:font-size="9pt" style:font-name-asian="Oxygen" style:font-size-asian="9pt" style:font-name-complex="Oxygen" style:font-size-complex="9pt"/>
    </style:style>
    <style:style style:name="T11_6" style:family="text">
      <style:text-properties style:font-name="Oxygen" fo:font-size="9pt" style:font-name-asian="Oxygen" style:font-size-asian="9pt" style:font-name-complex="Oxygen" style:font-size-complex="9pt"/>
    </style:style>
    <style:style style:name="T11_7" style:family="text">
      <style:text-properties style:font-name="Oxygen" fo:font-size="9pt" style:font-name-asian="Oxygen" style:font-size-asian="9pt" style:font-name-complex="Oxygen" style:font-size-complex="9pt"/>
    </style:style>
    <style:style style:name="T11_8" style:family="text">
      <style:text-properties style:font-name="Oxygen" fo:font-size="9pt" style:font-name-asian="Oxygen" style:font-size-asian="9pt" style:font-name-complex="Oxygen" style:font-size-complex="9pt"/>
    </style:style>
    <style:style style:name="T11_9" style:family="text">
      <style:text-properties style:font-name="Oxygen" fo:font-size="9pt" style:font-name-asian="Oxygen" style:font-size-asian="9pt" style:font-name-complex="Oxygen" style:font-size-complex="9pt"/>
    </style:style>
    <style:style style:name="T11_10" style:family="text">
      <style:text-properties style:font-name="Oxygen" fo:font-size="9pt" style:font-name-asian="Oxygen" style:font-size-asian="9pt" style:font-name-complex="Oxygen" style:font-size-complex="9pt"/>
    </style:style>
    <style:style style:name="T11_11" style:family="text">
      <style:text-properties style:font-name="Oxygen" fo:font-size="9pt" style:font-name-asian="Oxygen" style:font-size-asian="9pt" style:font-name-complex="Oxygen" style:font-size-complex="9pt"/>
    </style:style>
    <style:style style:name="T11_12" style:family="text">
      <style:text-properties style:font-name="Oxygen" fo:font-size="9pt" style:font-name-asian="Oxygen" style:font-size-asian="9pt" style:font-name-complex="Oxygen" style:font-size-complex="9pt"/>
    </style:style>
    <style:style style:name="T11_13" style:family="text">
      <style:text-properties style:font-name="Oxygen" fo:font-size="9pt" style:font-name-asian="Oxygen" style:font-size-asian="9pt" style:font-name-complex="Oxygen" style:font-size-complex="9pt"/>
    </style:style>
    <style:style style:name="T11_14" style:family="text">
      <style:text-properties style:font-name="Oxygen" fo:font-size="9pt" style:font-name-asian="Oxygen" style:font-size-asian="9pt" style:font-name-complex="Oxygen" style:font-size-complex="9pt"/>
    </style:style>
    <style:style style:name="T11_15" style:family="text">
      <style:text-properties style:font-name="Oxygen" fo:font-size="9pt" style:font-name-asian="Oxygen" style:font-size-asian="9pt" style:font-name-complex="Oxygen" style:font-size-complex="9pt"/>
    </style:style>
    <style:style style:name="T11_16" style:family="text">
      <style:text-properties style:font-name="Oxygen" fo:font-size="9pt" style:font-name-asian="Oxygen" style:font-size-asian="9pt" style:font-name-complex="Oxygen" style:font-size-complex="9pt"/>
    </style:style>
    <style:style style:name="T11_17" style:family="text">
      <style:text-properties style:font-name="Oxygen" fo:font-size="9pt" style:font-name-asian="Oxygen" style:font-size-asian="9pt" style:font-name-complex="Oxygen" style:font-size-complex="9pt"/>
    </style:style>
    <style:style style:name="T11_18" style:family="text">
      <style:text-properties style:font-name="Oxygen" fo:font-size="9pt" style:font-name-asian="Oxygen" style:font-size-asian="9pt" style:font-name-complex="Oxygen" style:font-size-complex="9pt"/>
    </style:style>
    <style:style style:name="T11_19" style:family="text">
      <style:text-properties style:font-name="Oxygen" fo:font-size="9pt" style:font-name-asian="Oxygen" style:font-size-asian="9pt" style:font-name-complex="Oxygen" style:font-size-complex="9pt"/>
    </style:style>
    <style:style style:name="T11_20" style:family="text">
      <style:text-properties style:font-name="Oxygen" fo:font-size="9pt" style:font-name-asian="Oxygen" style:font-size-asian="9pt" style:font-name-complex="Oxygen" style:font-size-complex="9pt"/>
    </style:style>
    <style:style style:name="T11_21" style:family="text">
      <style:text-properties style:font-name="Oxygen" fo:font-size="9pt" style:font-name-asian="Oxygen" style:font-size-asian="9pt" style:font-name-complex="Oxygen" style:font-size-complex="9pt"/>
    </style:style>
    <style:style style:name="T11_22" style:family="text">
      <style:text-properties style:font-name="Oxygen" fo:font-size="9pt" style:font-name-asian="Oxygen" style:font-size-asian="9pt" style:font-name-complex="Oxygen" style:font-size-complex="9pt"/>
    </style:style>
    <style:style style:name="P12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14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3" style:family="text">
      <style:text-properties style:font-name="Oxygen" fo:font-size="10pt" style:font-name-asian="Oxygen" style:font-size-asian="10pt" style:font-name-complex="Oxygen" style:font-size-complex="10pt"/>
    </style:style>
    <style:style style:name="T14_4" style:family="text">
      <style:text-properties style:font-name="Oxygen" fo:font-size="10pt" style:font-name-asian="Oxygen" style:font-size-asian="10pt" style:font-name-complex="Oxygen" style:font-size-complex="10pt"/>
    </style:style>
    <style:style style:name="T14_5" style:family="text">
      <style:text-properties style:font-name="Oxygen" fo:font-size="10pt" style:font-name-asian="Oxygen" style:font-size-asian="10pt" style:font-name-complex="Oxygen" style:font-size-complex="10pt"/>
    </style:style>
    <style:style style:name="P15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15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6" style:family="text">
      <style:text-properties style:font-name="Oxygen" fo:font-size="10pt" style:font-name-asian="Oxygen" style:font-size-asian="10pt" style:font-name-complex="Oxygen" style:font-size-complex="10pt"/>
    </style:style>
    <style:style style:name="T15_7" style:family="text">
      <style:text-properties style:font-name="Oxygen" fo:font-size="10pt" style:font-name-asian="Oxygen" style:font-size-asian="10pt" style:font-name-complex="Oxygen" style:font-size-complex="10pt"/>
    </style:style>
    <style:style style:name="T15_8" style:family="text">
      <style:text-properties style:font-name="Oxygen" fo:font-size="10pt" style:font-name-asian="Oxygen" style:font-size-asian="10pt" style:font-name-complex="Oxygen" style:font-size-complex="10pt"/>
    </style:style>
    <style:style style:name="T15_9" style:family="text">
      <style:text-properties style:font-name="Oxygen" fo:font-size="10pt" style:font-name-asian="Oxygen" style:font-size-asian="10pt" style:font-name-complex="Oxygen" style:font-size-complex="10pt"/>
    </style:style>
    <style:style style:name="T15_10" style:family="text">
      <style:text-properties style:font-name="Oxygen" fo:font-size="10pt" style:font-name-asian="Oxygen" style:font-size-asian="10pt" style:font-name-complex="Oxygen" style:font-size-complex="10pt"/>
    </style:style>
    <style:style style:name="P16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6.669cm"/>
        </style:tab-stops>
      </style:paragraph-properties>
    </style:style>
    <style:style style:name="T16_1" style:family="text">
      <style:text-properties style:font-name="Oxygen" fo:font-size="9pt" style:font-name-asian="Oxygen" style:font-size-asian="9pt" style:font-name-complex="Oxygen" style:font-size-complex="9pt"/>
    </style:style>
    <style:style style:name="T16_2" style:family="text">
      <style:text-properties style:font-name="Oxygen" fo:font-size="9pt" style:font-name-asian="Oxygen" style:font-size-asian="9pt" style:font-name-complex="Oxygen" style:font-size-complex="9pt"/>
    </style:style>
    <style:style style:name="T16_3" style:family="text">
      <style:text-properties style:font-name="Oxygen" fo:font-size="9pt" style:font-name-asian="Oxygen" style:font-size-asian="9pt" style:font-name-complex="Oxygen" style:font-size-complex="9pt"/>
    </style:style>
    <style:style style:name="T16_4" style:family="text">
      <style:text-properties style:font-name="Oxygen" fo:font-size="9pt" style:font-name-asian="Oxygen" style:font-size-asian="9pt" style:font-name-complex="Oxygen" style:font-size-complex="9pt"/>
    </style:style>
    <style:style style:name="T16_5" style:family="text">
      <style:text-properties style:font-name="Oxygen" fo:font-size="9pt" style:font-name-asian="Oxygen" style:font-size-asian="9pt" style:font-name-complex="Oxygen" style:font-size-complex="9pt"/>
    </style:style>
    <style:style style:name="T16_6" style:family="text">
      <style:text-properties style:font-name="Oxygen" fo:font-size="9pt" style:font-name-asian="Oxygen" style:font-size-asian="9pt" style:font-name-complex="Oxygen" style:font-size-complex="9pt"/>
    </style:style>
    <style:style style:name="T16_7" style:family="text">
      <style:text-properties style:font-name="Oxygen" fo:font-size="9pt" style:font-name-asian="Oxygen" style:font-size-asian="9pt" style:font-name-complex="Oxygen" style:font-size-complex="9pt"/>
    </style:style>
    <style:style style:name="T16_8" style:family="text">
      <style:text-properties style:font-name="Oxygen" fo:font-size="9pt" style:font-name-asian="Oxygen" style:font-size-asian="9pt" style:font-name-complex="Oxygen" style:font-size-complex="9pt"/>
    </style:style>
    <style:style style:name="T16_9" style:family="text">
      <style:text-properties style:font-name="Oxygen" fo:font-size="9pt" style:font-name-asian="Oxygen" style:font-size-asian="9pt" style:font-name-complex="Oxygen" style:font-size-complex="9pt"/>
    </style:style>
    <style:style style:name="T16_10" style:family="text">
      <style:text-properties style:font-name="Oxygen" fo:font-size="9pt" style:font-name-asian="Oxygen" style:font-size-asian="9pt" style:font-name-complex="Oxygen" style:font-size-complex="9pt"/>
    </style:style>
    <style:style style:name="T16_11" style:family="text">
      <style:text-properties style:font-name="Oxygen" fo:font-size="9pt" style:font-name-asian="Oxygen" style:font-size-asian="9pt" style:font-name-complex="Oxygen" style:font-size-complex="9pt"/>
    </style:style>
    <style:style style:name="T16_12" style:family="text">
      <style:text-properties style:font-name="Oxygen" fo:font-size="9pt" style:font-name-asian="Oxygen" style:font-size-asian="9pt" style:font-name-complex="Oxygen" style:font-size-complex="9pt"/>
    </style:style>
    <style:style style:name="T16_13" style:family="text">
      <style:text-properties style:font-name="Oxygen" fo:font-size="9pt" style:font-name-asian="Oxygen" style:font-size-asian="9pt" style:font-name-complex="Oxygen" style:font-size-complex="9pt"/>
    </style:style>
    <style:style style:name="T16_14" style:family="text">
      <style:text-properties style:font-name="Oxygen" fo:font-size="9pt" style:font-name-asian="Oxygen" style:font-size-asian="9pt" style:font-name-complex="Oxygen" style:font-size-complex="9pt"/>
    </style:style>
    <style:style style:name="T16_15" style:family="text">
      <style:text-properties style:font-name="Oxygen" fo:font-size="9pt" style:font-name-asian="Oxygen" style:font-size-asian="9pt" style:font-name-complex="Oxygen" style:font-size-complex="9pt"/>
    </style:style>
    <style:style style:name="T16_16" style:family="text">
      <style:text-properties style:font-name="Oxygen" fo:font-size="9pt" style:font-name-asian="Oxygen" style:font-size-asian="9pt" style:font-name-complex="Oxygen" style:font-size-complex="9pt"/>
    </style:style>
    <style:style style:name="T16_17" style:family="text">
      <style:text-properties style:font-name="Oxygen" fo:font-size="9pt" style:font-name-asian="Oxygen" style:font-size-asian="9pt" style:font-name-complex="Oxygen" style:font-size-complex="9pt"/>
    </style:style>
    <style:style style:name="T16_18" style:family="text">
      <style:text-properties style:font-name="Oxygen" fo:font-size="9pt" style:font-name-asian="Oxygen" style:font-size-asian="9pt" style:font-name-complex="Oxygen" style:font-size-complex="9pt"/>
    </style:style>
    <style:style style:name="T16_19" style:family="text">
      <style:text-properties style:font-name="Oxygen" fo:font-size="9pt" style:font-name-asian="Oxygen" style:font-size-asian="9pt" style:font-name-complex="Oxygen" style:font-size-complex="9pt"/>
    </style:style>
    <style:style style:name="T16_20" style:family="text">
      <style:text-properties style:font-name="Oxygen" fo:font-size="9pt" style:font-name-asian="Oxygen" style:font-size-asian="9pt" style:font-name-complex="Oxygen" style:font-size-complex="9pt"/>
    </style:style>
    <style:style style:name="T16_21" style:family="text">
      <style:text-properties style:font-name="Oxygen" fo:font-size="9pt" style:font-name-asian="Oxygen" style:font-size-asian="9pt" style:font-name-complex="Oxygen" style:font-size-complex="9pt"/>
    </style:style>
    <style:style style:name="T16_22" style:family="text">
      <style:text-properties style:font-name="Oxygen" fo:font-size="9pt" style:font-name-asian="Oxygen" style:font-size-asian="9pt" style:font-name-complex="Oxygen" style:font-size-complex="9pt"/>
    </style:style>
    <style:style style:name="T16_23" style:family="text">
      <style:text-properties style:font-name="Oxygen" fo:font-size="9pt" style:font-name-asian="Oxygen" style:font-size-asian="9pt" style:font-name-complex="Oxygen" style:font-size-complex="9pt"/>
    </style:style>
    <style:style style:name="T16_24" style:family="text">
      <style:text-properties style:font-name="Oxygen" fo:font-size="9pt" style:font-name-asian="Oxygen" style:font-size-asian="9pt" style:font-name-complex="Oxygen" style:font-size-complex="9pt"/>
    </style:style>
    <style:style style:name="T16_25" style:family="text">
      <style:text-properties style:font-name="Oxygen" fo:font-size="9pt" style:font-name-asian="Oxygen" style:font-size-asian="9pt" style:font-name-complex="Oxygen" style:font-size-complex="9pt"/>
    </style:style>
    <style:style style:name="T16_26" style:family="text">
      <style:text-properties style:font-name="Oxygen" fo:font-size="9pt" style:font-name-asian="Oxygen" style:font-size-asian="9pt" style:font-name-complex="Oxygen" style:font-size-complex="9pt"/>
    </style:style>
    <style:style style:name="T16_27" style:family="text">
      <style:text-properties style:font-name="Oxygen" fo:font-size="9pt" style:font-name-asian="Oxygen" style:font-size-asian="9pt" style:font-name-complex="Oxygen" style:font-size-complex="9pt"/>
    </style:style>
    <style:style style:name="T16_28" style:family="text">
      <style:text-properties style:font-name="Oxygen" fo:font-size="9pt" style:font-name-asian="Oxygen" style:font-size-asian="9pt" style:font-name-complex="Oxygen" style:font-size-complex="9pt"/>
    </style:style>
    <style:style style:name="T16_29" style:family="text">
      <style:text-properties style:font-name="Oxygen" fo:font-size="9pt" style:font-name-asian="Oxygen" style:font-size-asian="9pt" style:font-name-complex="Oxygen" style:font-size-complex="9pt"/>
    </style:style>
    <style:style style:name="T16_30" style:family="text">
      <style:text-properties style:font-name="Oxygen" fo:font-size="9pt" style:font-name-asian="Oxygen" style:font-size-asian="9pt" style:font-name-complex="Oxygen" style:font-size-complex="9pt"/>
    </style:style>
    <style:style style:name="T16_31" style:family="text">
      <style:text-properties style:font-name="Oxygen" fo:font-size="9pt" style:font-name-asian="Oxygen" style:font-size-asian="9pt" style:font-name-complex="Oxygen" style:font-size-complex="9pt"/>
    </style:style>
    <style:style style:name="T16_32" style:family="text">
      <style:text-properties style:font-name="Oxygen" fo:font-size="9pt" style:font-name-asian="Oxygen" style:font-size-asian="9pt" style:font-name-complex="Oxygen" style:font-size-complex="9pt"/>
    </style:style>
    <style:style style:name="T16_33" style:family="text">
      <style:text-properties style:font-name="Oxygen" fo:font-size="9pt" style:font-name-asian="Oxygen" style:font-size-asian="9pt" style:font-name-complex="Oxygen" style:font-size-complex="9pt"/>
    </style:style>
    <style:style style:name="T16_34" style:family="text">
      <style:text-properties style:font-name="Oxygen" fo:font-size="9pt" style:font-name-asian="Oxygen" style:font-size-asian="9pt" style:font-name-complex="Oxygen" style:font-size-complex="9pt"/>
    </style:style>
    <style:style style:name="T16_35" style:family="text">
      <style:text-properties style:font-name="Oxygen" fo:font-size="9pt" style:font-name-asian="Oxygen" style:font-size-asian="9pt" style:font-name-complex="Oxygen" style:font-size-complex="9pt"/>
    </style:style>
    <style:style style:name="T16_36" style:family="text">
      <style:text-properties style:font-name="Oxygen" fo:font-size="9pt" style:font-name-asian="Oxygen" style:font-size-asian="9pt" style:font-name-complex="Oxygen" style:font-size-complex="9pt"/>
    </style:style>
    <style:style style:name="T16_37" style:family="text">
      <style:text-properties style:font-name="Oxygen" fo:font-size="9pt" style:font-name-asian="Oxygen" style:font-size-asian="9pt" style:font-name-complex="Oxygen" style:font-size-complex="9pt"/>
    </style:style>
    <style:style style:name="T16_38" style:family="text">
      <style:text-properties style:font-name="Oxygen" fo:font-size="9pt" style:font-name-asian="Oxygen" style:font-size-asian="9pt" style:font-name-complex="Oxygen" style:font-size-complex="9pt"/>
    </style:style>
    <style:style style:name="T16_39" style:family="text">
      <style:text-properties style:font-name="Oxygen" fo:font-size="9pt" style:font-name-asian="Oxygen" style:font-size-asian="9pt" style:font-name-complex="Oxygen" style:font-size-complex="9pt"/>
    </style:style>
    <style:style style:name="T16_40" style:family="text">
      <style:text-properties style:font-name="Oxygen" fo:font-size="9pt" style:font-name-asian="Oxygen" style:font-size-asian="9pt" style:font-name-complex="Oxygen" style:font-size-complex="9pt"/>
    </style:style>
    <style:style style:name="T16_41" style:family="text">
      <style:text-properties style:font-name="Oxygen" fo:font-size="9pt" style:font-name-asian="Oxygen" style:font-size-asian="9pt" style:font-name-complex="Oxygen" style:font-size-complex="9pt"/>
    </style:style>
    <style:style style:name="T16_42" style:family="text">
      <style:text-properties style:font-name="Oxygen" fo:font-size="9pt" style:font-name-asian="Oxygen" style:font-size-asian="9pt" style:font-name-complex="Oxygen" style:font-size-complex="9pt"/>
    </style:style>
    <style:style style:name="T16_43" style:family="text">
      <style:text-properties style:font-name="Oxygen" fo:font-size="9pt" style:font-name-asian="Oxygen" style:font-size-asian="9pt" style:font-name-complex="Oxygen" style:font-size-complex="9pt"/>
    </style:style>
    <style:style style:name="T16_44" style:family="text">
      <style:text-properties style:font-name="Oxygen" fo:font-size="9pt" style:font-name-asian="Oxygen" style:font-size-asian="9pt" style:font-name-complex="Oxygen" style:font-size-complex="9pt"/>
    </style:style>
    <style:style style:name="T16_45" style:family="text">
      <style:text-properties style:font-name="Oxygen" fo:font-size="9pt" style:font-name-asian="Oxygen" style:font-size-asian="9pt" style:font-name-complex="Oxygen" style:font-size-complex="9pt"/>
    </style:style>
    <style:style style:name="T16_46" style:family="text">
      <style:text-properties style:font-name="Oxygen" fo:font-size="9pt" style:font-name-asian="Oxygen" style:font-size-asian="9pt" style:font-name-complex="Oxygen" style:font-size-complex="9pt"/>
    </style:style>
    <style:style style:name="T16_47" style:family="text">
      <style:text-properties style:font-name="Oxygen" fo:font-size="9pt" style:font-name-asian="Oxygen" style:font-size-asian="9pt" style:font-name-complex="Oxygen" style:font-size-complex="9pt"/>
    </style:style>
    <style:style style:name="T16_48" style:family="text">
      <style:text-properties style:font-name="Oxygen" fo:font-size="9pt" style:font-name-asian="Oxygen" style:font-size-asian="9pt" style:font-name-complex="Oxygen" style:font-size-complex="9pt"/>
    </style:style>
    <style:style style:name="T16_49" style:family="text">
      <style:text-properties style:font-name="Oxygen" fo:font-size="9pt" style:font-name-asian="Oxygen" style:font-size-asian="9pt" style:font-name-complex="Oxygen" style:font-size-complex="9pt"/>
    </style:style>
    <style:style style:name="T16_50" style:family="text">
      <style:text-properties style:font-name="Oxygen" fo:font-size="9pt" style:font-name-asian="Oxygen" style:font-size-asian="9pt" style:font-name-complex="Oxygen" style:font-size-complex="9pt"/>
    </style:style>
    <style:style style:name="T16_51" style:family="text">
      <style:text-properties style:font-name="Oxygen" fo:font-size="9pt" style:font-name-asian="Oxygen" style:font-size-asian="9pt" style:font-name-complex="Oxygen" style:font-size-complex="9pt"/>
    </style:style>
    <style:style style:name="T16_52" style:family="text">
      <style:text-properties style:font-name="Oxygen" fo:font-size="9pt" style:font-name-asian="Oxygen" style:font-size-asian="9pt" style:font-name-complex="Oxygen" style:font-size-complex="9pt"/>
    </style:style>
    <style:style style:name="T16_53" style:family="text">
      <style:text-properties style:font-name="Oxygen" fo:font-size="9pt" style:font-name-asian="Oxygen" style:font-size-asian="9pt" style:font-name-complex="Oxygen" style:font-size-complex="9pt"/>
    </style:style>
    <style:style style:name="T16_54" style:family="text">
      <style:text-properties style:font-name="Oxygen" fo:font-size="9pt" style:font-name-asian="Oxygen" style:font-size-asian="9pt" style:font-name-complex="Oxygen" style:font-size-complex="9pt"/>
    </style:style>
    <style:style style:name="T16_55" style:family="text">
      <style:text-properties style:font-name="Oxygen" fo:font-size="9pt" style:font-name-asian="Oxygen" style:font-size-asian="9pt" style:font-name-complex="Oxygen" style:font-size-complex="9pt"/>
    </style:style>
    <style:style style:name="T16_56" style:family="text">
      <style:text-properties style:font-name="Oxygen" fo:font-size="9pt" style:font-name-asian="Oxygen" style:font-size-asian="9pt" style:font-name-complex="Oxygen" style:font-size-complex="9pt"/>
    </style:style>
    <style:style style:name="T16_57" style:family="text">
      <style:text-properties style:font-name="Oxygen" fo:font-size="9pt" style:font-name-asian="Oxygen" style:font-size-asian="9pt" style:font-name-complex="Oxygen" style:font-size-complex="9pt"/>
    </style:style>
    <style:style style:name="T16_58" style:family="text">
      <style:text-properties style:font-name="Oxygen" fo:font-size="9pt" style:font-name-asian="Oxygen" style:font-size-asian="9pt" style:font-name-complex="Oxygen" style:font-size-complex="9pt"/>
    </style:style>
    <style:style style:name="T16_59" style:family="text">
      <style:text-properties style:font-name="Oxygen" fo:font-size="9pt" style:font-name-asian="Oxygen" style:font-size-asian="9pt" style:font-name-complex="Oxygen" style:font-size-complex="9pt"/>
    </style:style>
    <style:style style:name="T16_60" style:family="text">
      <style:text-properties style:font-name="Oxygen" fo:font-size="9pt" style:font-name-asian="Oxygen" style:font-size-asian="9pt" style:font-name-complex="Oxygen" style:font-size-complex="9pt"/>
    </style:style>
    <style:style style:name="T16_61" style:family="text">
      <style:text-properties style:font-name="Oxygen" fo:font-size="9pt" style:font-name-asian="Oxygen" style:font-size-asian="9pt" style:font-name-complex="Oxygen" style:font-size-complex="9pt"/>
    </style:style>
    <style:style style:name="T16_62" style:family="text">
      <style:text-properties style:font-name="Oxygen" fo:font-size="9pt" style:font-name-asian="Oxygen" style:font-size-asian="9pt" style:font-name-complex="Oxygen" style:font-size-complex="9pt"/>
    </style:style>
    <style:style style:name="T16_63" style:family="text">
      <style:text-properties style:font-name="Oxygen" fo:font-size="9pt" style:font-name-asian="Oxygen" style:font-size-asian="9pt" style:font-name-complex="Oxygen" style:font-size-complex="9pt"/>
    </style:style>
    <style:style style:name="T16_64" style:family="text">
      <style:text-properties style:font-name="Oxygen" fo:font-size="9pt" style:font-name-asian="Oxygen" style:font-size-asian="9pt" style:font-name-complex="Oxygen" style:font-size-complex="9pt"/>
    </style:style>
    <style:style style:name="T16_65" style:family="text">
      <style:text-properties style:font-name="Oxygen" fo:font-size="9pt" style:font-name-asian="Oxygen" style:font-size-asian="9pt" style:font-name-complex="Oxygen" style:font-size-complex="9pt"/>
    </style:style>
    <style:style style:name="T16_66" style:family="text">
      <style:text-properties style:font-name="Oxygen" fo:font-size="9pt" style:font-name-asian="Oxygen" style:font-size-asian="9pt" style:font-name-complex="Oxygen" style:font-size-complex="9pt"/>
    </style:style>
    <style:style style:name="T16_67" style:family="text">
      <style:text-properties style:font-name="Oxygen" fo:font-size="9pt" style:font-name-asian="Oxygen" style:font-size-asian="9pt" style:font-name-complex="Oxygen" style:font-size-complex="9pt"/>
    </style:style>
    <style:style style:name="T16_68" style:family="text">
      <style:text-properties style:font-name="Oxygen" fo:font-size="9pt" style:font-name-asian="Oxygen" style:font-size-asian="9pt" style:font-name-complex="Oxygen" style:font-size-complex="9pt"/>
    </style:style>
    <style:style style:name="T16_69" style:family="text">
      <style:text-properties style:font-name="Oxygen" fo:font-size="9pt" style:font-name-asian="Oxygen" style:font-size-asian="9pt" style:font-name-complex="Oxygen" style:font-size-complex="9pt"/>
    </style:style>
    <style:style style:name="T16_70" style:family="text">
      <style:text-properties style:font-name="Oxygen" fo:font-size="9pt" style:font-name-asian="Oxygen" style:font-size-asian="9pt" style:font-name-complex="Oxygen" style:font-size-complex="9pt"/>
    </style:style>
    <style:style style:name="T16_71" style:family="text">
      <style:text-properties style:font-name="Oxygen" fo:font-size="9pt" style:font-name-asian="Oxygen" style:font-size-asian="9pt" style:font-name-complex="Oxygen" style:font-size-complex="9pt"/>
    </style:style>
    <style:style style:name="T16_72" style:family="text">
      <style:text-properties style:font-name="Oxygen" fo:font-size="9pt" style:font-name-asian="Oxygen" style:font-size-asian="9pt" style:font-name-complex="Oxygen" style:font-size-complex="9pt"/>
    </style:style>
    <style:style style:name="T16_73" style:family="text">
      <style:text-properties style:font-name="Oxygen" fo:font-size="9pt" style:font-name-asian="Oxygen" style:font-size-asian="9pt" style:font-name-complex="Oxygen" style:font-size-complex="9pt"/>
    </style:style>
    <style:style style:name="T16_74" style:family="text">
      <style:text-properties style:font-name="Oxygen" fo:font-size="9pt" style:font-name-asian="Oxygen" style:font-size-asian="9pt" style:font-name-complex="Oxygen" style:font-size-complex="9pt"/>
    </style:style>
    <style:style style:name="P17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19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19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5" style:family="text">
      <style:text-properties style:font-name="Oxygen" fo:font-size="10pt" style:font-name-asian="Oxygen" style:font-size-asian="10pt" style:font-name-complex="Oxygen" style:font-size-complex="10pt"/>
    </style:style>
    <style:style style:name="T19_6" style:family="text">
      <style:text-properties style:font-name="Oxygen" fo:font-size="10pt" style:font-name-asian="Oxygen" style:font-size-asian="10pt" style:font-name-complex="Oxygen" style:font-size-complex="10pt"/>
    </style:style>
    <style:style style:name="T19_7" style:family="text">
      <style:text-properties style:font-name="Oxygen" fo:font-size="10pt" style:font-name-asian="Oxygen" style:font-size-asian="10pt" style:font-name-complex="Oxygen" style:font-size-complex="10pt"/>
    </style:style>
    <style:style style:name="T19_8" style:family="text">
      <style:text-properties style:font-name="Oxygen" fo:font-size="10pt" style:font-name-asian="Oxygen" style:font-size-asian="10pt" style:font-name-complex="Oxygen" style:font-size-complex="10pt"/>
    </style:style>
    <style:style style:name="T19_9" style:family="text">
      <style:text-properties style:font-name="Oxygen" fo:font-size="10pt" style:font-name-asian="Oxygen" style:font-size-asian="10pt" style:font-name-complex="Oxygen" style:font-size-complex="10pt"/>
    </style:style>
    <style:style style:name="T19_10" style:family="text">
      <style:text-properties style:font-name="Oxygen" fo:font-size="10pt" style:font-name-asian="Oxygen" style:font-size-asian="10pt" style:font-name-complex="Oxygen" style:font-size-complex="10pt"/>
    </style:style>
    <style:style style:name="T19_11" style:family="text">
      <style:text-properties style:font-name="Oxygen" fo:font-size="10pt" style:font-name-asian="Oxygen" style:font-size-asian="10pt" style:font-name-complex="Oxygen" style:font-size-complex="10pt"/>
    </style:style>
    <style:style style:name="T19_12" style:family="text">
      <style:text-properties style:font-name="Oxygen" fo:font-size="10pt" style:font-name-asian="Oxygen" style:font-size-asian="10pt" style:font-name-complex="Oxygen" style:font-size-complex="10pt"/>
    </style:style>
    <style:style style:name="T19_13" style:family="text">
      <style:text-properties style:font-name="Oxygen" fo:font-size="10pt" style:font-name-asian="Oxygen" style:font-size-asian="10pt" style:font-name-complex="Oxygen" style:font-size-complex="10pt"/>
    </style:style>
    <style:style style:name="P20" style:family="paragraph" style:parent-style-name="Standard">
      <style:paragraph-properties fo:break-before="auto" fo:line-height="115%" fo:margin-right="0cm" style:writing-mode="lr-tb">
        <style:tab-stops>
          <style:tab-stop style:type="right" style:leader-style="none" style:position="16.669cm"/>
        </style:tab-stops>
      </style:paragraph-properties>
    </style:style>
    <style:style style:name="T20_1" style:family="text">
      <style:text-properties style:font-name="Oxygen" fo:font-size="9pt" style:font-name-asian="Oxygen" style:font-size-asian="9pt" style:font-name-complex="Oxygen" style:font-size-complex="9pt"/>
    </style:style>
    <style:style style:name="T20_2" style:family="text">
      <style:text-properties style:font-name="Oxygen" fo:font-size="9pt" style:font-name-asian="Oxygen" style:font-size-asian="9pt" style:font-name-complex="Oxygen" style:font-size-complex="9pt"/>
    </style:style>
    <style:style style:name="T20_3" style:family="text">
      <style:text-properties style:font-name="Oxygen" fo:font-size="9pt" style:font-name-asian="Oxygen" style:font-size-asian="9pt" style:font-name-complex="Oxygen" style:font-size-complex="9pt"/>
    </style:style>
    <style:style style:name="T20_4" style:family="text">
      <style:text-properties style:font-name="Oxygen" fo:font-size="9pt" style:font-name-asian="Oxygen" style:font-size-asian="9pt" style:font-name-complex="Oxygen" style:font-size-complex="9pt"/>
    </style:style>
    <style:style style:name="T20_5" style:family="text">
      <style:text-properties style:font-name="Oxygen" fo:font-size="9pt" style:font-name-asian="Oxygen" style:font-size-asian="9pt" style:font-name-complex="Oxygen" style:font-size-complex="9pt"/>
    </style:style>
    <style:style style:name="T20_6" style:family="text">
      <style:text-properties style:font-name="Oxygen" fo:font-size="9pt" style:font-name-asian="Oxygen" style:font-size-asian="9pt" style:font-name-complex="Oxygen" style:font-size-complex="9pt"/>
    </style:style>
    <style:style style:name="T20_7" style:family="text">
      <style:text-properties style:font-name="Oxygen" fo:font-size="9pt" style:font-name-asian="Oxygen" style:font-size-asian="9pt" style:font-name-complex="Oxygen" style:font-size-complex="9pt"/>
    </style:style>
    <style:style style:name="T20_8" style:family="text">
      <style:text-properties style:font-name="Oxygen" fo:font-size="9pt" style:font-name-asian="Oxygen" style:font-size-asian="9pt" style:font-name-complex="Oxygen" style:font-size-complex="9pt"/>
    </style:style>
    <style:style style:name="T20_9" style:family="text">
      <style:text-properties style:font-name="Oxygen" fo:font-size="9pt" style:font-name-asian="Oxygen" style:font-size-asian="9pt" style:font-name-complex="Oxygen" style:font-size-complex="9pt"/>
    </style:style>
    <style:style style:name="T20_10" style:family="text">
      <style:text-properties style:font-name="Oxygen" fo:font-size="9pt" style:font-name-asian="Oxygen" style:font-size-asian="9pt" style:font-name-complex="Oxygen" style:font-size-complex="9pt"/>
    </style:style>
    <style:style style:name="T20_11" style:family="text">
      <style:text-properties style:font-name="Oxygen" fo:font-size="9pt" style:font-name-asian="Oxygen" style:font-size-asian="9pt" style:font-name-complex="Oxygen" style:font-size-complex="9pt"/>
    </style:style>
    <style:style style:name="T20_12" style:family="text">
      <style:text-properties style:font-name="Oxygen" fo:font-size="9pt" style:font-name-asian="Oxygen" style:font-size-asian="9pt" style:font-name-complex="Oxygen" style:font-size-complex="9pt"/>
    </style:style>
    <style:style style:name="T20_13" style:family="text">
      <style:text-properties style:font-name="Oxygen" fo:font-size="9pt" style:font-name-asian="Oxygen" style:font-size-asian="9pt" style:font-name-complex="Oxygen" style:font-size-complex="9pt"/>
    </style:style>
    <style:style style:name="T20_14" style:family="text">
      <style:text-properties style:font-name="Oxygen" fo:font-size="9pt" style:font-name-asian="Oxygen" style:font-size-asian="9pt" style:font-name-complex="Oxygen" style:font-size-complex="9pt"/>
    </style:style>
    <style:style style:name="T20_15" style:family="text">
      <style:text-properties style:font-name="Oxygen" fo:font-size="9pt" style:font-name-asian="Oxygen" style:font-size-asian="9pt" style:font-name-complex="Oxygen" style:font-size-complex="9pt"/>
    </style:style>
    <style:style style:name="T20_16" style:family="text">
      <style:text-properties style:font-name="Oxygen" fo:font-size="9pt" style:font-name-asian="Oxygen" style:font-size-asian="9pt" style:font-name-complex="Oxygen" style:font-size-complex="9pt"/>
    </style:style>
    <style:style style:name="T20_17" style:family="text">
      <style:text-properties style:font-name="Oxygen" fo:font-size="9pt" style:font-name-asian="Oxygen" style:font-size-asian="9pt" style:font-name-complex="Oxygen" style:font-size-complex="9pt"/>
    </style:style>
    <style:style style:name="T20_18" style:family="text">
      <style:text-properties style:font-name="Oxygen" fo:font-size="9pt" style:font-name-asian="Oxygen" style:font-size-asian="9pt" style:font-name-complex="Oxygen" style:font-size-complex="9pt"/>
    </style:style>
    <style:style style:name="T20_19" style:family="text">
      <style:text-properties style:font-name="Oxygen" fo:font-size="9pt" style:font-name-asian="Oxygen" style:font-size-asian="9pt" style:font-name-complex="Oxygen" style:font-size-complex="9pt"/>
    </style:style>
    <style:style style:name="T20_20" style:family="text">
      <style:text-properties style:font-name="Oxygen" fo:font-size="9pt" style:font-name-asian="Oxygen" style:font-size-asian="9pt" style:font-name-complex="Oxygen" style:font-size-complex="9pt"/>
    </style:style>
    <style:style style:name="T20_21" style:family="text">
      <style:text-properties style:font-name="Oxygen" fo:font-size="9pt" style:font-name-asian="Oxygen" style:font-size-asian="9pt" style:font-name-complex="Oxygen" style:font-size-complex="9pt"/>
    </style:style>
    <style:style style:name="T20_22" style:family="text">
      <style:text-properties style:font-name="Oxygen" fo:font-size="9pt" style:font-name-asian="Oxygen" style:font-size-asian="9pt" style:font-name-complex="Oxygen" style:font-size-complex="9pt"/>
    </style:style>
    <style:style style:name="T20_23" style:family="text">
      <style:text-properties style:font-name="Oxygen" fo:font-size="9pt" style:font-name-asian="Oxygen" style:font-size-asian="9pt" style:font-name-complex="Oxygen" style:font-size-complex="9pt"/>
    </style:style>
    <style:style style:name="T20_24" style:family="text">
      <style:text-properties style:font-name="Oxygen" fo:font-size="9pt" style:font-name-asian="Oxygen" style:font-size-asian="9pt" style:font-name-complex="Oxygen" style:font-size-complex="9pt"/>
    </style:style>
    <style:style style:name="T20_25" style:family="text">
      <style:text-properties style:font-name="Oxygen" fo:font-size="9pt" style:font-name-asian="Oxygen" style:font-size-asian="9pt" style:font-name-complex="Oxygen" style:font-size-complex="9pt"/>
    </style:style>
    <style:style style:name="T20_26" style:family="text">
      <style:text-properties style:font-name="Oxygen" fo:font-size="9pt" style:font-name-asian="Oxygen" style:font-size-asian="9pt" style:font-name-complex="Oxygen" style:font-size-complex="9pt"/>
    </style:style>
    <style:style style:name="T20_27" style:family="text">
      <style:text-properties style:font-name="Oxygen" fo:font-size="9pt" style:font-name-asian="Oxygen" style:font-size-asian="9pt" style:font-name-complex="Oxygen" style:font-size-complex="9pt"/>
    </style:style>
    <style:style style:name="T20_28" style:family="text">
      <style:text-properties style:font-name="Oxygen" fo:font-size="9pt" style:font-name-asian="Oxygen" style:font-size-asian="9pt" style:font-name-complex="Oxygen" style:font-size-complex="9pt"/>
    </style:style>
    <style:style style:name="T20_29" style:family="text">
      <style:text-properties style:font-name="Oxygen" fo:font-size="9pt" style:font-name-asian="Oxygen" style:font-size-asian="9pt" style:font-name-complex="Oxygen" style:font-size-complex="9pt"/>
    </style:style>
    <style:style style:name="T20_30" style:family="text">
      <style:text-properties style:font-name="Oxygen" fo:font-size="9pt" style:font-name-asian="Oxygen" style:font-size-asian="9pt" style:font-name-complex="Oxygen" style:font-size-complex="9pt"/>
    </style:style>
    <style:style style:name="T20_31" style:family="text">
      <style:text-properties style:font-name="Oxygen" fo:font-size="9pt" style:font-name-asian="Oxygen" style:font-size-asian="9pt" style:font-name-complex="Oxygen" style:font-size-complex="9pt"/>
    </style:style>
    <style:style style:name="T20_32" style:family="text">
      <style:text-properties style:font-name="Oxygen" fo:font-size="9pt" style:font-name-asian="Oxygen" style:font-size-asian="9pt" style:font-name-complex="Oxygen" style:font-size-complex="9pt"/>
    </style:style>
    <style:style style:name="T20_33" style:family="text">
      <style:text-properties style:font-name="Oxygen" fo:font-size="9pt" style:font-name-asian="Oxygen" style:font-size-asian="9pt" style:font-name-complex="Oxygen" style:font-size-complex="9pt"/>
    </style:style>
    <style:style style:name="T20_34" style:family="text">
      <style:text-properties style:font-name="Oxygen" fo:font-size="9pt" style:font-name-asian="Oxygen" style:font-size-asian="9pt" style:font-name-complex="Oxygen" style:font-size-complex="9pt"/>
    </style:style>
    <style:style style:name="T20_35" style:family="text">
      <style:text-properties style:font-name="Oxygen" fo:font-size="9pt" style:font-name-asian="Oxygen" style:font-size-asian="9pt" style:font-name-complex="Oxygen" style:font-size-complex="9pt"/>
    </style:style>
    <style:style style:name="T20_36" style:family="text">
      <style:text-properties style:font-name="Oxygen" fo:font-size="9pt" style:font-name-asian="Oxygen" style:font-size-asian="9pt" style:font-name-complex="Oxygen" style:font-size-complex="9pt"/>
    </style:style>
    <style:style style:name="T20_37" style:family="text">
      <style:text-properties style:font-name="Oxygen" fo:font-size="9pt" style:font-name-asian="Oxygen" style:font-size-asian="9pt" style:font-name-complex="Oxygen" style:font-size-complex="9pt"/>
    </style:style>
    <style:style style:name="T20_38" style:family="text">
      <style:text-properties style:font-name="Oxygen" fo:font-size="9pt" style:font-name-asian="Oxygen" style:font-size-asian="9pt" style:font-name-complex="Oxygen" style:font-size-complex="9pt"/>
    </style:style>
    <style:style style:name="T20_39" style:family="text">
      <style:text-properties style:font-name="Oxygen" fo:font-size="9pt" style:font-name-asian="Oxygen" style:font-size-asian="9pt" style:font-name-complex="Oxygen" style:font-size-complex="9pt"/>
    </style:style>
    <style:style style:name="T20_40" style:family="text">
      <style:text-properties style:font-name="Oxygen" fo:font-size="9pt" style:font-name-asian="Oxygen" style:font-size-asian="9pt" style:font-name-complex="Oxygen" style:font-size-complex="9pt"/>
    </style:style>
    <style:style style:name="T20_41" style:family="text">
      <style:text-properties style:font-name="Oxygen" fo:font-size="9pt" style:font-name-asian="Oxygen" style:font-size-asian="9pt" style:font-name-complex="Oxygen" style:font-size-complex="9pt"/>
    </style:style>
    <style:style style:name="T20_42" style:family="text">
      <style:text-properties style:font-name="Oxygen" fo:font-size="9pt" style:font-name-asian="Oxygen" style:font-size-asian="9pt" style:font-name-complex="Oxygen" style:font-size-complex="9pt"/>
    </style:style>
    <style:style style:name="T20_43" style:family="text">
      <style:text-properties style:font-name="Oxygen" fo:font-size="9pt" style:font-name-asian="Oxygen" style:font-size-asian="9pt" style:font-name-complex="Oxygen" style:font-size-complex="9pt"/>
    </style:style>
    <style:style style:name="T20_44" style:family="text">
      <style:text-properties style:font-name="Oxygen" fo:font-size="9pt" style:font-name-asian="Oxygen" style:font-size-asian="9pt" style:font-name-complex="Oxygen" style:font-size-complex="9pt"/>
    </style:style>
    <style:style style:name="T20_45" style:family="text">
      <style:text-properties style:font-name="Oxygen" fo:font-size="9pt" style:font-name-asian="Oxygen" style:font-size-asian="9pt" style:font-name-complex="Oxygen" style:font-size-complex="9pt"/>
    </style:style>
    <style:style style:name="T20_46" style:family="text">
      <style:text-properties style:font-name="Oxygen" fo:font-size="9pt" style:font-name-asian="Oxygen" style:font-size-asian="9pt" style:font-name-complex="Oxygen" style:font-size-complex="9pt"/>
    </style:style>
    <style:style style:name="T20_47" style:family="text">
      <style:text-properties style:font-name="Oxygen" fo:font-size="9pt" style:font-name-asian="Oxygen" style:font-size-asian="9pt" style:font-name-complex="Oxygen" style:font-size-complex="9pt"/>
    </style:style>
    <style:style style:name="T20_48" style:family="text">
      <style:text-properties style:font-name="Oxygen" fo:font-size="9pt" style:font-name-asian="Oxygen" style:font-size-asian="9pt" style:font-name-complex="Oxygen" style:font-size-complex="9pt"/>
    </style:style>
    <style:style style:name="T20_49" style:family="text">
      <style:text-properties style:font-name="Oxygen" fo:font-size="9pt" style:font-name-asian="Oxygen" style:font-size-asian="9pt" style:font-name-complex="Oxygen" style:font-size-complex="9pt"/>
    </style:style>
    <style:style style:name="T20_50" style:family="text">
      <style:text-properties style:font-name="Oxygen" fo:font-size="9pt" style:font-name-asian="Oxygen" style:font-size-asian="9pt" style:font-name-complex="Oxygen" style:font-size-complex="9pt"/>
    </style:style>
    <style:style style:name="T20_51" style:family="text">
      <style:text-properties style:font-name="Oxygen" fo:font-size="9pt" style:font-name-asian="Oxygen" style:font-size-asian="9pt" style:font-name-complex="Oxygen" style:font-size-complex="9pt"/>
    </style:style>
    <style:style style:name="T20_52" style:family="text">
      <style:text-properties style:font-name="Oxygen" fo:font-size="9pt" style:font-name-asian="Oxygen" style:font-size-asian="9pt" style:font-name-complex="Oxygen" style:font-size-complex="9pt"/>
    </style:style>
    <style:style style:name="T20_53" style:family="text">
      <style:text-properties style:font-name="Oxygen" fo:font-size="9pt" style:font-name-asian="Oxygen" style:font-size-asian="9pt" style:font-name-complex="Oxygen" style:font-size-complex="9pt"/>
    </style:style>
    <style:style style:name="T20_54" style:family="text">
      <style:text-properties style:font-name="Oxygen" fo:font-size="9pt" style:font-name-asian="Oxygen" style:font-size-asian="9pt" style:font-name-complex="Oxygen" style:font-size-complex="9pt"/>
    </style:style>
    <style:style style:name="T20_55" style:family="text">
      <style:text-properties style:font-name="Oxygen" fo:font-size="9pt" style:font-name-asian="Oxygen" style:font-size-asian="9pt" style:font-name-complex="Oxygen" style:font-size-complex="9pt"/>
    </style:style>
    <style:style style:name="T20_56" style:family="text">
      <style:text-properties style:font-name="Oxygen" fo:font-size="9pt" style:font-name-asian="Oxygen" style:font-size-asian="9pt" style:font-name-complex="Oxygen" style:font-size-complex="9pt"/>
    </style:style>
    <style:style style:name="T20_57" style:family="text">
      <style:text-properties style:font-name="Oxygen" fo:font-size="9pt" style:font-name-asian="Oxygen" style:font-size-asian="9pt" style:font-name-complex="Oxygen" style:font-size-complex="9pt"/>
    </style:style>
    <style:style style:name="T20_58" style:family="text">
      <style:text-properties style:font-name="Oxygen" fo:font-size="9pt" style:font-name-asian="Oxygen" style:font-size-asian="9pt" style:font-name-complex="Oxygen" style:font-size-complex="9pt"/>
    </style:style>
    <style:style style:name="T20_59" style:family="text">
      <style:text-properties style:font-name="Oxygen" fo:font-size="9pt" style:font-name-asian="Oxygen" style:font-size-asian="9pt" style:font-name-complex="Oxygen" style:font-size-complex="9pt"/>
    </style:style>
    <style:style style:name="T20_60" style:family="text">
      <style:text-properties style:font-name="Oxygen" fo:font-size="9pt" style:font-name-asian="Oxygen" style:font-size-asian="9pt" style:font-name-complex="Oxygen" style:font-size-complex="9pt"/>
    </style:style>
    <style:style style:name="T20_61" style:family="text">
      <style:text-properties style:font-name="Oxygen" fo:font-size="9pt" style:font-name-asian="Oxygen" style:font-size-asian="9pt" style:font-name-complex="Oxygen" style:font-size-complex="9pt"/>
    </style:style>
    <style:style style:name="T20_62" style:family="text">
      <style:text-properties style:font-name="Oxygen" fo:font-size="9pt" style:font-name-asian="Oxygen" style:font-size-asian="9pt" style:font-name-complex="Oxygen" style:font-size-complex="9pt"/>
    </style:style>
    <style:style style:name="T20_63" style:family="text">
      <style:text-properties style:font-name="Oxygen" fo:font-size="9pt" style:font-name-asian="Oxygen" style:font-size-asian="9pt" style:font-name-complex="Oxygen" style:font-size-complex="9pt"/>
    </style:style>
    <style:style style:name="T20_64" style:family="text">
      <style:text-properties style:font-name="Oxygen" fo:font-size="9pt" style:font-name-asian="Oxygen" style:font-size-asian="9pt" style:font-name-complex="Oxygen" style:font-size-complex="9pt"/>
    </style:style>
    <style:style style:name="T20_65" style:family="text">
      <style:text-properties style:font-name="Oxygen" fo:font-size="9pt" style:font-name-asian="Oxygen" style:font-size-asian="9pt" style:font-name-complex="Oxygen" style:font-size-complex="9pt"/>
    </style:style>
    <style:style style:name="T20_66" style:family="text">
      <style:text-properties style:font-name="Oxygen" fo:font-size="9pt" style:font-name-asian="Oxygen" style:font-size-asian="9pt" style:font-name-complex="Oxygen" style:font-size-complex="9pt"/>
    </style:style>
    <style:style style:name="T20_67" style:family="text">
      <style:text-properties style:font-name="Oxygen" fo:font-size="9pt" style:font-name-asian="Oxygen" style:font-size-asian="9pt" style:font-name-complex="Oxygen" style:font-size-complex="9pt"/>
    </style:style>
    <style:style style:name="T20_68" style:family="text">
      <style:text-properties style:font-name="Oxygen" fo:font-size="9pt" style:font-name-asian="Oxygen" style:font-size-asian="9pt" style:font-name-complex="Oxygen" style:font-size-complex="9pt"/>
    </style:style>
    <style:style style:name="T20_69" style:family="text">
      <style:text-properties style:font-name="Oxygen" fo:font-size="9pt" style:font-name-asian="Oxygen" style:font-size-asian="9pt" style:font-name-complex="Oxygen" style:font-size-complex="9pt"/>
    </style:style>
    <style:style style:name="T20_70" style:family="text">
      <style:text-properties style:font-name="Oxygen" fo:font-size="9pt" style:font-name-asian="Oxygen" style:font-size-asian="9pt" style:font-name-complex="Oxygen" style:font-size-complex="9pt"/>
    </style:style>
    <style:style style:name="T20_71" style:family="text">
      <style:text-properties style:font-name="Oxygen" fo:font-size="9pt" style:font-name-asian="Oxygen" style:font-size-asian="9pt" style:font-name-complex="Oxygen" style:font-size-complex="9pt"/>
    </style:style>
    <style:style style:name="T20_72" style:family="text">
      <style:text-properties style:font-name="Oxygen" fo:font-size="9pt" style:font-name-asian="Oxygen" style:font-size-asian="9pt" style:font-name-complex="Oxygen" style:font-size-complex="9pt"/>
    </style:style>
    <style:style style:name="T20_73" style:family="text">
      <style:text-properties style:font-name="Oxygen" fo:font-size="9pt" style:font-name-asian="Oxygen" style:font-size-asian="9pt" style:font-name-complex="Oxygen" style:font-size-complex="9pt"/>
    </style:style>
    <style:style style:name="T20_74" style:family="text">
      <style:text-properties style:font-name="Oxygen" fo:font-size="9pt" style:font-name-asian="Oxygen" style:font-size-asian="9pt" style:font-name-complex="Oxygen" style:font-size-complex="9pt"/>
    </style:style>
    <style:style style:name="T20_75" style:family="text">
      <style:text-properties style:font-name="Oxygen" fo:font-size="9pt" style:font-name-asian="Oxygen" style:font-size-asian="9pt" style:font-name-complex="Oxygen" style:font-size-complex="9pt"/>
    </style:style>
    <style:style style:name="T20_76" style:family="text">
      <style:text-properties style:font-name="Oxygen" fo:font-size="9pt" style:font-name-asian="Oxygen" style:font-size-asian="9pt" style:font-name-complex="Oxygen" style:font-size-complex="9pt"/>
    </style:style>
    <style:style style:name="T20_77" style:family="text">
      <style:text-properties style:font-name="Oxygen" fo:font-size="9pt" style:font-name-asian="Oxygen" style:font-size-asian="9pt" style:font-name-complex="Oxygen" style:font-size-complex="9pt"/>
    </style:style>
    <style:style style:name="T20_78" style:family="text">
      <style:text-properties style:font-name="Oxygen" fo:font-size="9pt" style:font-name-asian="Oxygen" style:font-size-asian="9pt" style:font-name-complex="Oxygen" style:font-size-complex="9pt"/>
    </style:style>
    <style:style style:name="T20_79" style:family="text">
      <style:text-properties style:font-name="Oxygen" fo:font-size="9pt" style:font-name-asian="Oxygen" style:font-size-asian="9pt" style:font-name-complex="Oxygen" style:font-size-complex="9pt"/>
    </style:style>
    <style:style style:name="T20_80" style:family="text">
      <style:text-properties style:font-name="Oxygen" fo:font-size="9pt" style:font-name-asian="Oxygen" style:font-size-asian="9pt" style:font-name-complex="Oxygen" style:font-size-complex="9pt"/>
    </style:style>
    <style:style style:name="T20_81" style:family="text">
      <style:text-properties style:font-name="Oxygen" fo:font-size="9pt" style:font-name-asian="Oxygen" style:font-size-asian="9pt" style:font-name-complex="Oxygen" style:font-size-complex="9pt"/>
    </style:style>
    <style:style style:name="T20_82" style:family="text">
      <style:text-properties style:font-name="Oxygen" fo:font-size="9pt" style:font-name-asian="Oxygen" style:font-size-asian="9pt" style:font-name-complex="Oxygen" style:font-size-complex="9pt"/>
    </style:style>
    <style:style style:name="T20_83" style:family="text">
      <style:text-properties style:font-name="Oxygen" fo:font-size="9pt" style:font-name-asian="Oxygen" style:font-size-asian="9pt" style:font-name-complex="Oxygen" style:font-size-complex="9pt"/>
    </style:style>
    <style:style style:name="T20_84" style:family="text">
      <style:text-properties style:font-name="Oxygen" fo:font-size="9pt" style:font-name-asian="Oxygen" style:font-size-asian="9pt" style:font-name-complex="Oxygen" style:font-size-complex="9pt"/>
    </style:style>
    <style:style style:name="T20_85" style:family="text">
      <style:text-properties style:font-name="Oxygen" fo:font-size="9pt" style:font-name-asian="Oxygen" style:font-size-asian="9pt" style:font-name-complex="Oxygen" style:font-size-complex="9pt"/>
    </style:style>
    <style:style style:name="T20_86" style:family="text">
      <style:text-properties style:font-name="Oxygen" fo:font-size="9pt" style:font-name-asian="Oxygen" style:font-size-asian="9pt" style:font-name-complex="Oxygen" style:font-size-complex="9pt"/>
    </style:style>
    <style:style style:name="T20_87" style:family="text">
      <style:text-properties style:font-name="Oxygen" fo:font-size="9pt" style:font-name-asian="Oxygen" style:font-size-asian="9pt" style:font-name-complex="Oxygen" style:font-size-complex="9pt"/>
    </style:style>
    <style:style style:name="T20_88" style:family="text">
      <style:text-properties style:font-name="Oxygen" fo:font-size="9pt" style:font-name-asian="Oxygen" style:font-size-asian="9pt" style:font-name-complex="Oxygen" style:font-size-complex="9pt"/>
    </style:style>
    <style:style style:name="T20_89" style:family="text">
      <style:text-properties style:font-name="Oxygen" fo:font-size="9pt" style:font-name-asian="Oxygen" style:font-size-asian="9pt" style:font-name-complex="Oxygen" style:font-size-complex="9pt"/>
    </style:style>
    <style:style style:name="T20_90" style:family="text">
      <style:text-properties style:font-name="Oxygen" fo:font-size="9pt" style:font-name-asian="Oxygen" style:font-size-asian="9pt" style:font-name-complex="Oxygen" style:font-size-complex="9pt"/>
    </style:style>
    <style:style style:name="T20_91" style:family="text">
      <style:text-properties style:font-name="Oxygen" fo:font-size="9pt" style:font-name-asian="Oxygen" style:font-size-asian="9pt" style:font-name-complex="Oxygen" style:font-size-complex="9pt"/>
    </style:style>
    <style:style style:name="T20_92" style:family="text">
      <style:text-properties style:font-name="Oxygen" fo:font-size="9pt" style:font-name-asian="Oxygen" style:font-size-asian="9pt" style:font-name-complex="Oxygen" style:font-size-complex="9pt"/>
    </style:style>
    <style:style style:name="T20_93" style:family="text">
      <style:text-properties style:font-name="Oxygen" fo:font-size="9pt" style:font-name-asian="Oxygen" style:font-size-asian="9pt" style:font-name-complex="Oxygen" style:font-size-complex="9pt"/>
    </style:style>
    <style:style style:name="T20_94" style:family="text">
      <style:text-properties style:font-name="Oxygen" fo:font-size="9pt" style:font-name-asian="Oxygen" style:font-size-asian="9pt" style:font-name-complex="Oxygen" style:font-size-complex="9pt"/>
    </style:style>
    <style:style style:name="T20_95" style:family="text">
      <style:text-properties style:font-name="Oxygen" fo:font-size="9pt" style:font-name-asian="Oxygen" style:font-size-asian="9pt" style:font-name-complex="Oxygen" style:font-size-complex="9pt"/>
    </style:style>
    <style:style style:name="T20_96" style:family="text">
      <style:text-properties style:font-name="Oxygen" fo:font-size="9pt" style:font-name-asian="Oxygen" style:font-size-asian="9pt" style:font-name-complex="Oxygen" style:font-size-complex="9pt"/>
    </style:style>
    <style:style style:name="T20_97" style:family="text">
      <style:text-properties style:font-name="Oxygen" fo:font-size="9pt" style:font-name-asian="Oxygen" style:font-size-asian="9pt" style:font-name-complex="Oxygen" style:font-size-complex="9pt"/>
    </style:style>
    <style:style style:name="T20_98" style:family="text">
      <style:text-properties style:font-name="Oxygen" fo:font-size="9pt" style:font-name-asian="Oxygen" style:font-size-asian="9pt" style:font-name-complex="Oxygen" style:font-size-complex="9pt"/>
    </style:style>
    <style:style style:name="T20_99" style:family="text">
      <style:text-properties style:font-name="Oxygen" fo:font-size="9pt" style:font-name-asian="Oxygen" style:font-size-asian="9pt" style:font-name-complex="Oxygen" style:font-size-complex="9pt"/>
    </style:style>
    <style:style style:name="T20_100" style:family="text">
      <style:text-properties style:font-name="Oxygen" fo:font-size="9pt" style:font-name-asian="Oxygen" style:font-size-asian="9pt" style:font-name-complex="Oxygen" style:font-size-complex="9pt"/>
    </style:style>
    <style:style style:name="T20_101" style:family="text">
      <style:text-properties style:font-name="Oxygen" fo:font-size="9pt" style:font-name-asian="Oxygen" style:font-size-asian="9pt" style:font-name-complex="Oxygen" style:font-size-complex="9pt"/>
    </style:style>
    <style:style style:name="T20_102" style:family="text">
      <style:text-properties style:font-name="Oxygen" fo:font-size="9pt" style:font-name-asian="Oxygen" style:font-size-asian="9pt" style:font-name-complex="Oxygen" style:font-size-complex="9pt"/>
    </style:style>
    <style:style style:name="T20_103" style:family="text">
      <style:text-properties style:font-name="Oxygen" fo:font-size="9pt" style:font-name-asian="Oxygen" style:font-size-asian="9pt" style:font-name-complex="Oxygen" style:font-size-complex="9pt"/>
    </style:style>
    <style:style style:name="T20_104" style:family="text">
      <style:text-properties style:font-name="Oxygen" fo:font-size="9pt" style:font-name-asian="Oxygen" style:font-size-asian="9pt" style:font-name-complex="Oxygen" style:font-size-complex="9pt"/>
    </style:style>
    <style:style style:name="T20_105" style:family="text">
      <style:text-properties style:font-name="Oxygen" fo:font-size="9pt" style:font-name-asian="Oxygen" style:font-size-asian="9pt" style:font-name-complex="Oxygen" style:font-size-complex="9pt"/>
    </style:style>
    <style:style style:name="T20_106" style:family="text">
      <style:text-properties style:font-name="Oxygen" fo:font-size="9pt" style:font-name-asian="Oxygen" style:font-size-asian="9pt" style:font-name-complex="Oxygen" style:font-size-complex="9pt"/>
    </style:style>
    <style:style style:name="T20_107" style:family="text">
      <style:text-properties style:font-name="Oxygen" fo:font-size="9pt" style:font-name-asian="Oxygen" style:font-size-asian="9pt" style:font-name-complex="Oxygen" style:font-size-complex="9pt"/>
    </style:style>
    <style:style style:name="T20_108" style:family="text">
      <style:text-properties style:font-name="Oxygen" fo:font-size="9pt" style:font-name-asian="Oxygen" style:font-size-asian="9pt" style:font-name-complex="Oxygen" style:font-size-complex="9pt"/>
    </style:style>
    <style:style style:name="T20_109" style:family="text">
      <style:text-properties style:font-name="Oxygen" fo:font-size="9pt" style:font-name-asian="Oxygen" style:font-size-asian="9pt" style:font-name-complex="Oxygen" style:font-size-complex="9pt"/>
    </style:style>
    <style:style style:name="T20_110" style:family="text">
      <style:text-properties style:font-name="Oxygen" fo:font-size="9pt" style:font-name-asian="Oxygen" style:font-size-asian="9pt" style:font-name-complex="Oxygen" style:font-size-complex="9pt"/>
    </style:style>
    <style:style style:name="T20_111" style:family="text">
      <style:text-properties style:font-name="Oxygen" fo:font-size="9pt" style:font-name-asian="Oxygen" style:font-size-asian="9pt" style:font-name-complex="Oxygen" style:font-size-complex="9pt"/>
    </style:style>
    <style:style style:name="T20_112" style:family="text">
      <style:text-properties style:font-name="Oxygen" fo:font-size="9pt" style:font-name-asian="Oxygen" style:font-size-asian="9pt" style:font-name-complex="Oxygen" style:font-size-complex="9pt"/>
    </style:style>
    <style:style style:name="T20_113" style:family="text">
      <style:text-properties style:font-name="Oxygen" fo:font-size="9pt" style:font-name-asian="Oxygen" style:font-size-asian="9pt" style:font-name-complex="Oxygen" style:font-size-complex="9pt"/>
    </style:style>
    <style:style style:name="T20_114" style:family="text">
      <style:text-properties style:font-name="Oxygen" fo:font-size="9pt" style:font-name-asian="Oxygen" style:font-size-asian="9pt" style:font-name-complex="Oxygen" style:font-size-complex="9pt"/>
    </style:style>
    <style:style style:name="P21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22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22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2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2_3" style:family="text">
      <style:text-properties style:font-name="Oxygen" fo:font-size="10pt" style:font-name-asian="Oxygen" style:font-size-asian="10pt" style:font-name-complex="Oxygen" style:font-size-complex="10pt"/>
    </style:style>
    <style:style style:name="T22_4" style:family="text">
      <style:text-properties style:font-name="Oxygen" fo:font-size="10pt" style:font-name-asian="Oxygen" style:font-size-asian="10pt" style:font-name-complex="Oxygen" style:font-size-complex="10pt"/>
    </style:style>
    <style:style style:name="T22_5" style:family="text">
      <style:text-properties style:font-name="Oxygen" fo:font-size="10pt" style:font-name-asian="Oxygen" style:font-size-asian="10pt" style:font-name-complex="Oxygen" style:font-size-complex="10pt"/>
    </style:style>
    <style:style style:name="T22_6" style:family="text">
      <style:text-properties style:font-name="Oxygen" fo:font-size="10pt" style:font-name-asian="Oxygen" style:font-size-asian="10pt" style:font-name-complex="Oxygen" style:font-size-complex="10pt"/>
    </style:style>
    <style:style style:name="T22_7" style:family="text">
      <style:text-properties style:font-name="Oxygen" fo:font-size="10pt" style:font-name-asian="Oxygen" style:font-size-asian="10pt" style:font-name-complex="Oxygen" style:font-size-complex="10pt"/>
    </style:style>
    <style:style style:name="T22_8" style:family="text">
      <style:text-properties style:font-name="Oxygen" fo:font-size="10pt" style:font-name-asian="Oxygen" style:font-size-asian="10pt" style:font-name-complex="Oxygen" style:font-size-complex="10pt"/>
    </style:style>
    <style:style style:name="T22_9" style:family="text">
      <style:text-properties style:font-name="Oxygen" fo:font-size="10pt" style:font-name-asian="Oxygen" style:font-size-asian="10pt" style:font-name-complex="Oxygen" style:font-size-complex="10pt"/>
    </style:style>
    <style:style style:name="T22_10" style:family="text">
      <style:text-properties style:font-name="Oxygen" fo:font-size="10pt" style:font-name-asian="Oxygen" style:font-size-asian="10pt" style:font-name-complex="Oxygen" style:font-size-complex="10pt"/>
    </style:style>
    <style:style style:name="P23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6.669cm"/>
        </style:tab-stops>
      </style:paragraph-properties>
    </style:style>
    <style:style style:name="T23_1" style:family="text">
      <style:text-properties style:font-name="Oxygen" fo:font-size="9pt" style:font-name-asian="Oxygen" style:font-size-asian="9pt" style:font-name-complex="Oxygen" style:font-size-complex="9pt"/>
    </style:style>
    <style:style style:name="T23_2" style:family="text">
      <style:text-properties style:font-name="Oxygen" fo:font-size="9pt" style:font-name-asian="Oxygen" style:font-size-asian="9pt" style:font-name-complex="Oxygen" style:font-size-complex="9pt"/>
    </style:style>
    <style:style style:name="T23_3" style:family="text">
      <style:text-properties style:font-name="Oxygen" fo:font-size="9pt" style:font-name-asian="Oxygen" style:font-size-asian="9pt" style:font-name-complex="Oxygen" style:font-size-complex="9pt"/>
    </style:style>
    <style:style style:name="T23_4" style:family="text">
      <style:text-properties style:font-name="Oxygen" fo:font-size="9pt" style:font-name-asian="Oxygen" style:font-size-asian="9pt" style:font-name-complex="Oxygen" style:font-size-complex="9pt"/>
    </style:style>
    <style:style style:name="T23_5" style:family="text">
      <style:text-properties style:font-name="Oxygen" fo:font-size="9pt" style:font-name-asian="Oxygen" style:font-size-asian="9pt" style:font-name-complex="Oxygen" style:font-size-complex="9pt"/>
    </style:style>
    <style:style style:name="T23_6" style:family="text">
      <style:text-properties style:font-name="Oxygen" fo:font-size="9pt" style:font-name-asian="Oxygen" style:font-size-asian="9pt" style:font-name-complex="Oxygen" style:font-size-complex="9pt"/>
    </style:style>
    <style:style style:name="T23_7" style:family="text">
      <style:text-properties style:font-name="Oxygen" fo:font-size="9pt" style:font-name-asian="Oxygen" style:font-size-asian="9pt" style:font-name-complex="Oxygen" style:font-size-complex="9pt"/>
    </style:style>
    <style:style style:name="T23_8" style:family="text">
      <style:text-properties style:font-name="Oxygen" fo:font-size="9pt" style:font-name-asian="Oxygen" style:font-size-asian="9pt" style:font-name-complex="Oxygen" style:font-size-complex="9pt"/>
    </style:style>
    <style:style style:name="T23_9" style:family="text">
      <style:text-properties style:font-name="Oxygen" fo:font-size="9pt" style:font-name-asian="Oxygen" style:font-size-asian="9pt" style:font-name-complex="Oxygen" style:font-size-complex="9pt"/>
    </style:style>
    <style:style style:name="T23_10" style:family="text">
      <style:text-properties style:font-name="Oxygen" fo:font-size="9pt" style:font-name-asian="Oxygen" style:font-size-asian="9pt" style:font-name-complex="Oxygen" style:font-size-complex="9pt"/>
    </style:style>
    <style:style style:name="T23_11" style:family="text">
      <style:text-properties style:font-name="Oxygen" fo:font-size="9pt" style:font-name-asian="Oxygen" style:font-size-asian="9pt" style:font-name-complex="Oxygen" style:font-size-complex="9pt"/>
    </style:style>
    <style:style style:name="T23_12" style:family="text">
      <style:text-properties style:font-name="Oxygen" fo:font-size="9pt" style:font-name-asian="Oxygen" style:font-size-asian="9pt" style:font-name-complex="Oxygen" style:font-size-complex="9pt"/>
    </style:style>
    <style:style style:name="T23_13" style:family="text">
      <style:text-properties style:font-name="Oxygen" fo:font-size="9pt" style:font-name-asian="Oxygen" style:font-size-asian="9pt" style:font-name-complex="Oxygen" style:font-size-complex="9pt"/>
    </style:style>
    <style:style style:name="T23_14" style:family="text">
      <style:text-properties style:font-name="Oxygen" fo:font-size="9pt" style:font-name-asian="Oxygen" style:font-size-asian="9pt" style:font-name-complex="Oxygen" style:font-size-complex="9pt"/>
    </style:style>
    <style:style style:name="T23_15" style:family="text">
      <style:text-properties style:font-name="Oxygen" fo:font-size="9pt" style:font-name-asian="Oxygen" style:font-size-asian="9pt" style:font-name-complex="Oxygen" style:font-size-complex="9pt"/>
    </style:style>
    <style:style style:name="T23_16" style:family="text">
      <style:text-properties style:font-name="Oxygen" fo:font-size="9pt" style:font-name-asian="Oxygen" style:font-size-asian="9pt" style:font-name-complex="Oxygen" style:font-size-complex="9pt"/>
    </style:style>
    <style:style style:name="T23_17" style:family="text">
      <style:text-properties style:font-name="Oxygen" fo:font-size="9pt" style:font-name-asian="Oxygen" style:font-size-asian="9pt" style:font-name-complex="Oxygen" style:font-size-complex="9pt"/>
    </style:style>
    <style:style style:name="T23_18" style:family="text">
      <style:text-properties style:font-name="Oxygen" fo:font-size="9pt" style:font-name-asian="Oxygen" style:font-size-asian="9pt" style:font-name-complex="Oxygen" style:font-size-complex="9pt"/>
    </style:style>
    <style:style style:name="T23_19" style:family="text">
      <style:text-properties style:font-name="Oxygen" fo:font-size="9pt" style:font-name-asian="Oxygen" style:font-size-asian="9pt" style:font-name-complex="Oxygen" style:font-size-complex="9pt"/>
    </style:style>
    <style:style style:name="T23_20" style:family="text">
      <style:text-properties style:font-name="Oxygen" fo:font-size="9pt" style:font-name-asian="Oxygen" style:font-size-asian="9pt" style:font-name-complex="Oxygen" style:font-size-complex="9pt"/>
    </style:style>
    <style:style style:name="T23_21" style:family="text">
      <style:text-properties style:font-name="Oxygen" fo:font-size="9pt" style:font-name-asian="Oxygen" style:font-size-asian="9pt" style:font-name-complex="Oxygen" style:font-size-complex="9pt"/>
    </style:style>
    <style:style style:name="T23_22" style:family="text">
      <style:text-properties style:font-name="Oxygen" fo:font-size="9pt" style:font-name-asian="Oxygen" style:font-size-asian="9pt" style:font-name-complex="Oxygen" style:font-size-complex="9pt"/>
    </style:style>
    <style:style style:name="T23_23" style:family="text">
      <style:text-properties style:font-name="Oxygen" fo:font-size="9pt" style:font-name-asian="Oxygen" style:font-size-asian="9pt" style:font-name-complex="Oxygen" style:font-size-complex="9pt"/>
    </style:style>
    <style:style style:name="T23_24" style:family="text">
      <style:text-properties style:font-name="Oxygen" fo:font-size="9pt" style:font-name-asian="Oxygen" style:font-size-asian="9pt" style:font-name-complex="Oxygen" style:font-size-complex="9pt"/>
    </style:style>
    <style:style style:name="T23_25" style:family="text">
      <style:text-properties style:font-name="Oxygen" fo:font-size="9pt" style:font-name-asian="Oxygen" style:font-size-asian="9pt" style:font-name-complex="Oxygen" style:font-size-complex="9pt"/>
    </style:style>
    <style:style style:name="T23_26" style:family="text">
      <style:text-properties style:font-name="Oxygen" fo:font-size="9pt" style:font-name-asian="Oxygen" style:font-size-asian="9pt" style:font-name-complex="Oxygen" style:font-size-complex="9pt"/>
    </style:style>
    <style:style style:name="T23_27" style:family="text">
      <style:text-properties style:font-name="Oxygen" fo:font-size="9pt" style:font-name-asian="Oxygen" style:font-size-asian="9pt" style:font-name-complex="Oxygen" style:font-size-complex="9pt"/>
    </style:style>
    <style:style style:name="T23_28" style:family="text">
      <style:text-properties style:font-name="Oxygen" fo:font-size="9pt" style:font-name-asian="Oxygen" style:font-size-asian="9pt" style:font-name-complex="Oxygen" style:font-size-complex="9pt"/>
    </style:style>
    <style:style style:name="T23_29" style:family="text">
      <style:text-properties style:font-name="Oxygen" fo:font-size="9pt" style:font-name-asian="Oxygen" style:font-size-asian="9pt" style:font-name-complex="Oxygen" style:font-size-complex="9pt"/>
    </style:style>
    <style:style style:name="T23_30" style:family="text">
      <style:text-properties style:font-name="Oxygen" fo:font-size="9pt" style:font-name-asian="Oxygen" style:font-size-asian="9pt" style:font-name-complex="Oxygen" style:font-size-complex="9pt"/>
    </style:style>
    <style:style style:name="T23_31" style:family="text">
      <style:text-properties style:font-name="Oxygen" fo:font-size="9pt" style:font-name-asian="Oxygen" style:font-size-asian="9pt" style:font-name-complex="Oxygen" style:font-size-complex="9pt"/>
    </style:style>
    <style:style style:name="T23_32" style:family="text">
      <style:text-properties style:font-name="Oxygen" fo:font-size="9pt" style:font-name-asian="Oxygen" style:font-size-asian="9pt" style:font-name-complex="Oxygen" style:font-size-complex="9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style:font-name="Oxygen" fo:font-size="9pt" style:font-name-asian="Oxygen" style:font-size-asian="9pt" style:font-name-complex="Oxygen" style:font-size-complex="9pt"/>
    </style:style>
    <style:style style:name="T24_2" style:family="text">
      <style:text-properties style:font-name="Oxygen" fo:font-size="9pt" style:font-name-asian="Oxygen" style:font-size-asian="9pt" style:font-name-complex="Oxygen" style:font-size-complex="9pt"/>
    </style:style>
    <style:style style:name="T24_3" style:family="text">
      <style:text-properties style:font-name="Oxygen" fo:font-size="9pt" style:font-name-asian="Oxygen" style:font-size-asian="9pt" style:font-name-complex="Oxygen" style:font-size-complex="9pt"/>
    </style:style>
    <style:style style:name="T24_4" style:family="text">
      <style:text-properties style:font-name="Oxygen" fo:font-size="9pt" style:font-name-asian="Oxygen" style:font-size-asian="9pt" style:font-name-complex="Oxygen" style:font-size-complex="9pt"/>
    </style:style>
    <style:style style:name="T24_5" style:family="text">
      <style:text-properties style:font-name="Oxygen" fo:font-size="9pt" style:font-name-asian="Oxygen" style:font-size-asian="9pt" style:font-name-complex="Oxygen" style:font-size-complex="9pt"/>
    </style:style>
    <style:style style:name="T24_6" style:family="text">
      <style:text-properties style:font-name="Oxygen" fo:font-size="9pt" style:font-name-asian="Oxygen" style:font-size-asian="9pt" style:font-name-complex="Oxygen" style:font-size-complex="9pt"/>
    </style:style>
    <style:style style:name="T24_7" style:family="text">
      <style:text-properties style:font-name="Oxygen" fo:font-size="9pt" style:font-name-asian="Oxygen" style:font-size-asian="9pt" style:font-name-complex="Oxygen" style:font-size-complex="9pt"/>
    </style:style>
    <style:style style:name="T24_8" style:family="text">
      <style:text-properties style:font-name="Oxygen" fo:font-size="9pt" style:font-name-asian="Oxygen" style:font-size-asian="9pt" style:font-name-complex="Oxygen" style:font-size-complex="9pt"/>
    </style:style>
    <style:style style:name="T24_9" style:family="text">
      <style:text-properties style:font-name="Oxygen" fo:font-size="9pt" style:font-name-asian="Oxygen" style:font-size-asian="9pt" style:font-name-complex="Oxygen" style:font-size-complex="9pt"/>
    </style:style>
    <style:style style:name="T24_10" style:family="text">
      <style:text-properties style:font-name="Oxygen" fo:font-size="9pt" style:font-name-asian="Oxygen" style:font-size-asian="9pt" style:font-name-complex="Oxygen" style:font-size-complex="9pt"/>
    </style:style>
    <style:style style:name="T24_11" style:family="text">
      <style:text-properties style:font-name="Oxygen" fo:font-size="9pt" style:font-name-asian="Oxygen" style:font-size-asian="9pt" style:font-name-complex="Oxygen" style:font-size-complex="9pt"/>
    </style:style>
    <style:style style:name="T24_12" style:family="text">
      <style:text-properties style:font-name="Oxygen" fo:font-size="9pt" style:font-name-asian="Oxygen" style:font-size-asian="9pt" style:font-name-complex="Oxygen" style:font-size-complex="9pt"/>
    </style:style>
    <style:style style:name="T24_13" style:family="text">
      <style:text-properties style:font-name="Oxygen" fo:font-size="9pt" style:font-name-asian="Oxygen" style:font-size-asian="9pt" style:font-name-complex="Oxygen" style:font-size-complex="9pt"/>
    </style:style>
    <style:style style:name="T24_14" style:family="text">
      <style:text-properties style:font-name="Oxygen" fo:font-size="9pt" style:font-name-asian="Oxygen" style:font-size-asian="9pt" style:font-name-complex="Oxygen" style:font-size-complex="9pt"/>
    </style:style>
    <style:style style:name="T24_15" style:family="text">
      <style:text-properties style:font-name="Oxygen" fo:font-size="9pt" style:font-name-asian="Oxygen" style:font-size-asian="9pt" style:font-name-complex="Oxygen" style:font-size-complex="9pt"/>
    </style:style>
    <style:style style:name="T24_16" style:family="text">
      <style:text-properties style:font-name="Oxygen" fo:font-size="9pt" style:font-name-asian="Oxygen" style:font-size-asian="9pt" style:font-name-complex="Oxygen" style:font-size-complex="9pt"/>
    </style:style>
    <style:style style:name="T24_17" style:family="text">
      <style:text-properties style:font-name="Oxygen" fo:font-size="9pt" style:font-name-asian="Oxygen" style:font-size-asian="9pt" style:font-name-complex="Oxygen" style:font-size-complex="9pt"/>
    </style:style>
    <style:style style:name="T24_18" style:family="text">
      <style:text-properties style:font-name="Oxygen" fo:font-size="9pt" style:font-name-asian="Oxygen" style:font-size-asian="9pt" style:font-name-complex="Oxygen" style:font-size-complex="9pt"/>
    </style:style>
    <style:style style:name="T24_19" style:family="text">
      <style:text-properties style:font-name="Oxygen" fo:font-size="9pt" style:font-name-asian="Oxygen" style:font-size-asian="9pt" style:font-name-complex="Oxygen" style:font-size-complex="9pt"/>
    </style:style>
    <style:style style:name="T24_20" style:family="text">
      <style:text-properties style:font-name="Oxygen" fo:font-size="9pt" style:font-name-asian="Oxygen" style:font-size-asian="9pt" style:font-name-complex="Oxygen" style:font-size-complex="9pt"/>
    </style:style>
    <style:style style:name="T24_21" style:family="text">
      <style:text-properties style:font-name="Oxygen" fo:font-size="9pt" style:font-name-asian="Oxygen" style:font-size-asian="9pt" style:font-name-complex="Oxygen" style:font-size-complex="9pt"/>
    </style:style>
    <style:style style:name="T24_22" style:family="text">
      <style:text-properties style:font-name="Oxygen" fo:font-size="9pt" style:font-name-asian="Oxygen" style:font-size-asian="9pt" style:font-name-complex="Oxygen" style:font-size-complex="9pt"/>
    </style:style>
    <style:style style:name="T24_23" style:family="text">
      <style:text-properties style:font-name="Oxygen" fo:font-size="9pt" style:font-name-asian="Oxygen" style:font-size-asian="9pt" style:font-name-complex="Oxygen" style:font-size-complex="9pt"/>
    </style:style>
    <style:style style:name="T24_24" style:family="text">
      <style:text-properties style:font-name="Oxygen" fo:font-size="9pt" style:font-name-asian="Oxygen" style:font-size-asian="9pt" style:font-name-complex="Oxygen" style:font-size-complex="9pt"/>
    </style:style>
    <style:style style:name="T24_25" style:family="text">
      <style:text-properties style:font-name="Oxygen" fo:font-size="9pt" style:font-name-asian="Oxygen" style:font-size-asian="9pt" style:font-name-complex="Oxygen" style:font-size-complex="9pt"/>
    </style:style>
    <style:style style:name="T24_26" style:family="text">
      <style:text-properties style:font-name="Oxygen" fo:font-size="9pt" style:font-name-asian="Oxygen" style:font-size-asian="9pt" style:font-name-complex="Oxygen" style:font-size-complex="9pt"/>
    </style:style>
    <style:style style:name="T24_27" style:family="text">
      <style:text-properties style:font-name="Oxygen" fo:font-size="9pt" style:font-name-asian="Oxygen" style:font-size-asian="9pt" style:font-name-complex="Oxygen" style:font-size-complex="9pt"/>
    </style:style>
    <style:style style:name="T24_28" style:family="text">
      <style:text-properties style:font-name="Oxygen" fo:font-size="9pt" style:font-name-asian="Oxygen" style:font-size-asian="9pt" style:font-name-complex="Oxygen" style:font-size-complex="9pt"/>
    </style:style>
    <style:style style:name="T24_29" style:family="text">
      <style:text-properties style:font-name="Oxygen" fo:font-size="9pt" style:font-name-asian="Oxygen" style:font-size-asian="9pt" style:font-name-complex="Oxygen" style:font-size-complex="9pt"/>
    </style:style>
    <style:style style:name="T24_30" style:family="text">
      <style:text-properties style:font-name="Oxygen" fo:font-size="9pt" style:font-name-asian="Oxygen" style:font-size-asian="9pt" style:font-name-complex="Oxygen" style:font-size-complex="9pt"/>
    </style:style>
    <style:style style:name="T24_31" style:family="text">
      <style:text-properties style:font-name="Oxygen" fo:font-size="9pt" style:font-name-asian="Oxygen" style:font-size-asian="9pt" style:font-name-complex="Oxygen" style:font-size-complex="9pt"/>
    </style:style>
    <style:style style:name="T24_32" style:family="text">
      <style:text-properties style:font-name="Oxygen" fo:font-size="9pt" style:font-name-asian="Oxygen" style:font-size-asian="9pt" style:font-name-complex="Oxygen" style:font-size-complex="9pt"/>
    </style:style>
    <style:style style:name="T24_33" style:family="text">
      <style:text-properties style:font-name="Oxygen" fo:font-size="9pt" style:font-name-asian="Oxygen" style:font-size-asian="9pt" style:font-name-complex="Oxygen" style:font-size-complex="9pt"/>
    </style:style>
    <style:style style:name="T24_34" style:family="text">
      <style:text-properties style:font-name="Oxygen" fo:font-size="9pt" style:font-name-asian="Oxygen" style:font-size-asian="9pt" style:font-name-complex="Oxygen" style:font-size-complex="9pt"/>
    </style:style>
    <style:style style:name="T24_35" style:family="text">
      <style:text-properties style:font-name="Oxygen" fo:font-size="9pt" style:font-name-asian="Oxygen" style:font-size-asian="9pt" style:font-name-complex="Oxygen" style:font-size-complex="9pt"/>
    </style:style>
    <style:style style:name="T24_36" style:family="text">
      <style:text-properties style:font-name="Oxygen" fo:font-size="9pt" style:font-name-asian="Oxygen" style:font-size-asian="9pt" style:font-name-complex="Oxygen" style:font-size-complex="9pt"/>
    </style:style>
    <style:style style:name="T24_37" style:family="text">
      <style:text-properties style:font-name="Oxygen" fo:font-size="9pt" style:font-name-asian="Oxygen" style:font-size-asian="9pt" style:font-name-complex="Oxygen" style:font-size-complex="9pt"/>
    </style:style>
    <style:style style:name="T24_38" style:family="text">
      <style:text-properties style:font-name="Oxygen" fo:font-size="9pt" style:font-name-asian="Oxygen" style:font-size-asian="9pt" style:font-name-complex="Oxygen" style:font-size-complex="9pt"/>
    </style:style>
    <style:style style:name="T24_39" style:family="text">
      <style:text-properties style:font-name="Oxygen" fo:font-size="9pt" style:font-name-asian="Oxygen" style:font-size-asian="9pt" style:font-name-complex="Oxygen" style:font-size-complex="9pt"/>
    </style:style>
    <style:style style:name="T24_40" style:family="text">
      <style:text-properties style:font-name="Oxygen" fo:font-size="9pt" style:font-name-asian="Oxygen" style:font-size-asian="9pt" style:font-name-complex="Oxygen" style:font-size-complex="9pt"/>
    </style:style>
    <style:style style:name="T24_41" style:family="text">
      <style:text-properties style:font-name="Oxygen" fo:font-size="9pt" style:font-name-asian="Oxygen" style:font-size-asian="9pt" style:font-name-complex="Oxygen" style:font-size-complex="9pt"/>
    </style:style>
    <style:style style:name="T24_42" style:family="text">
      <style:text-properties style:font-name="Oxygen" fo:font-size="9pt" style:font-name-asian="Oxygen" style:font-size-asian="9pt" style:font-name-complex="Oxygen" style:font-size-complex="9pt"/>
    </style:style>
    <style:style style:name="T24_43" style:family="text">
      <style:text-properties style:font-name="Oxygen" fo:font-size="9pt" style:font-name-asian="Oxygen" style:font-size-asian="9pt" style:font-name-complex="Oxygen" style:font-size-complex="9pt"/>
    </style:style>
    <style:style style:name="T24_44" style:family="text">
      <style:text-properties style:font-name="Oxygen" fo:font-size="9pt" style:font-name-asian="Oxygen" style:font-size-asian="9pt" style:font-name-complex="Oxygen" style:font-size-complex="9pt"/>
    </style:style>
    <style:style style:name="T24_45" style:family="text">
      <style:text-properties style:font-name="Oxygen" fo:font-size="9pt" style:font-name-asian="Oxygen" style:font-size-asian="9pt" style:font-name-complex="Oxygen" style:font-size-complex="9pt"/>
    </style:style>
    <style:style style:name="T24_46" style:family="text">
      <style:text-properties style:font-name="Oxygen" fo:font-size="9pt" style:font-name-asian="Oxygen" style:font-size-asian="9pt" style:font-name-complex="Oxygen" style:font-size-complex="9pt"/>
    </style:style>
    <style:style style:name="P25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6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6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6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font-name="Oxygen" fo:font-size="9pt" style:font-name-asian="Oxygen" style:font-size-asian="9pt" style:font-name-complex="Oxygen" style:font-size-complex="9pt"/>
    </style:style>
    <style:style style:name="T27_2" style:family="text">
      <style:text-properties style:font-name="Oxygen" fo:font-size="9pt" style:font-name-asian="Oxygen" style:font-size-asian="9pt" style:font-name-complex="Oxygen" style:font-size-complex="9pt"/>
    </style:style>
    <style:style style:name="T27_3" style:family="text">
      <style:text-properties style:font-name="Oxygen" fo:font-size="9pt" style:font-name-asian="Oxygen" style:font-size-asian="9pt" style:font-name-complex="Oxygen" style:font-size-complex="9pt"/>
    </style:style>
    <style:style style:name="T27_4" style:family="text">
      <style:text-properties style:font-name="Oxygen" fo:font-size="9pt" style:font-name-asian="Oxygen" style:font-size-asian="9pt" style:font-name-complex="Oxygen" style:font-size-complex="9pt"/>
    </style:style>
    <style:style style:name="T27_5" style:family="text">
      <style:text-properties style:font-name="Oxygen" fo:font-size="9pt" style:font-name-asian="Oxygen" style:font-size-asian="9pt" style:font-name-complex="Oxygen" style:font-size-complex="9pt"/>
    </style:style>
    <style:style style:name="T27_6" style:family="text">
      <style:text-properties style:font-name="Oxygen" fo:font-size="9pt" style:font-name-asian="Oxygen" style:font-size-asian="9pt" style:font-name-complex="Oxygen" style:font-size-complex="9pt"/>
    </style:style>
    <style:style style:name="T27_7" style:family="text">
      <style:text-properties style:font-name="Oxygen" fo:font-size="9pt" style:font-name-asian="Oxygen" style:font-size-asian="9pt" style:font-name-complex="Oxygen" style:font-size-complex="9pt"/>
    </style:style>
    <style:style style:name="T27_8" style:family="text">
      <style:text-properties style:font-name="Oxygen" fo:font-size="9pt" style:font-name-asian="Oxygen" style:font-size-asian="9pt" style:font-name-complex="Oxygen" style:font-size-complex="9pt"/>
    </style:style>
    <style:style style:name="T27_9" style:family="text">
      <style:text-properties style:font-name="Oxygen" fo:font-size="9pt" style:font-name-asian="Oxygen" style:font-size-asian="9pt" style:font-name-complex="Oxygen" style:font-size-complex="9pt"/>
    </style:style>
    <style:style style:name="T27_10" style:family="text">
      <style:text-properties style:font-name="Oxygen" fo:font-size="9pt" style:font-name-asian="Oxygen" style:font-size-asian="9pt" style:font-name-complex="Oxygen" style:font-size-complex="9pt"/>
    </style:style>
    <style:style style:name="T27_11" style:family="text">
      <style:text-properties style:font-name="Oxygen" fo:font-size="9pt" style:font-name-asian="Oxygen" style:font-size-asian="9pt" style:font-name-complex="Oxygen" style:font-size-complex="9pt"/>
    </style:style>
    <style:style style:name="T27_12" style:family="text">
      <style:text-properties style:font-name="Oxygen" fo:font-size="9pt" style:font-name-asian="Oxygen" style:font-size-asian="9pt" style:font-name-complex="Oxygen" style:font-size-complex="9pt"/>
    </style:style>
    <style:style style:name="T27_13" style:family="text">
      <style:text-properties style:font-name="Oxygen" fo:font-size="9pt" style:font-name-asian="Oxygen" style:font-size-asian="9pt" style:font-name-complex="Oxygen" style:font-size-complex="9pt"/>
    </style:style>
    <style:style style:name="T27_14" style:family="text">
      <style:text-properties style:font-name="Oxygen" fo:font-size="9pt" style:font-name-asian="Oxygen" style:font-size-asian="9pt" style:font-name-complex="Oxygen" style:font-size-complex="9pt"/>
    </style:style>
    <style:style style:name="T27_15" style:family="text">
      <style:text-properties style:font-name="Oxygen" fo:font-size="9pt" style:font-name-asian="Oxygen" style:font-size-asian="9pt" style:font-name-complex="Oxygen" style:font-size-complex="9pt"/>
    </style:style>
    <style:style style:name="T27_16" style:family="text">
      <style:text-properties style:font-name="Oxygen" fo:font-size="9pt" style:font-name-asian="Oxygen" style:font-size-asian="9pt" style:font-name-complex="Oxygen" style:font-size-complex="9pt"/>
    </style:style>
    <style:style style:name="T27_17" style:family="text">
      <style:text-properties style:font-name="Oxygen" fo:font-size="9pt" style:font-name-asian="Oxygen" style:font-size-asian="9pt" style:font-name-complex="Oxygen" style:font-size-complex="9pt"/>
    </style:style>
    <style:style style:name="T27_18" style:family="text">
      <style:text-properties style:font-name="Oxygen" fo:font-size="9pt" style:font-name-asian="Oxygen" style:font-size-asian="9pt" style:font-name-complex="Oxygen" style:font-size-complex="9pt"/>
    </style:style>
    <style:style style:name="T27_19" style:family="text">
      <style:text-properties style:font-name="Oxygen" fo:font-size="9pt" style:font-name-asian="Oxygen" style:font-size-asian="9pt" style:font-name-complex="Oxygen" style:font-size-complex="9pt"/>
    </style:style>
    <style:style style:name="T27_20" style:family="text">
      <style:text-properties style:font-name="Oxygen" fo:font-size="9pt" style:font-name-asian="Oxygen" style:font-size-asian="9pt" style:font-name-complex="Oxygen" style:font-size-complex="9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Oxygen" fo:font-size="9pt" style:font-name-asian="Oxygen" style:font-size-asian="9pt" style:font-name-complex="Oxygen" style:font-size-complex="9pt"/>
    </style:style>
    <style:style style:name="T28_2" style:family="text">
      <style:text-properties style:font-name="Oxygen" fo:font-size="9pt" style:font-name-asian="Oxygen" style:font-size-asian="9pt" style:font-name-complex="Oxygen" style:font-size-complex="9pt"/>
    </style:style>
    <style:style style:name="T28_3" style:family="text">
      <style:text-properties style:font-name="Oxygen" fo:font-size="9pt" style:font-name-asian="Oxygen" style:font-size-asian="9pt" style:font-name-complex="Oxygen" style:font-size-complex="9pt"/>
    </style:style>
    <style:style style:name="T28_4" style:family="text">
      <style:text-properties style:font-name="Oxygen" fo:font-size="9pt" style:font-name-asian="Oxygen" style:font-size-asian="9pt" style:font-name-complex="Oxygen" style:font-size-complex="9pt"/>
    </style:style>
    <style:style style:name="T28_5" style:family="text">
      <style:text-properties style:font-name="Oxygen" fo:font-size="9pt" style:font-name-asian="Oxygen" style:font-size-asian="9pt" style:font-name-complex="Oxygen" style:font-size-complex="9pt"/>
    </style:style>
    <style:style style:name="T28_6" style:family="text">
      <style:text-properties style:font-name="Oxygen" fo:font-size="9pt" style:font-name-asian="Oxygen" style:font-size-asian="9pt" style:font-name-complex="Oxygen" style:font-size-complex="9pt"/>
    </style:style>
    <style:style style:name="T28_7" style:family="text">
      <style:text-properties style:font-name="Oxygen" fo:font-size="9pt" style:font-name-asian="Oxygen" style:font-size-asian="9pt" style:font-name-complex="Oxygen" style:font-size-complex="9pt"/>
    </style:style>
    <style:style style:name="T28_8" style:family="text">
      <style:text-properties style:font-name="Oxygen" fo:font-size="9pt" style:font-name-asian="Oxygen" style:font-size-asian="9pt" style:font-name-complex="Oxygen" style:font-size-complex="9pt"/>
    </style:style>
    <style:style style:name="T28_9" style:family="text">
      <style:text-properties style:font-name="Oxygen" fo:font-size="9pt" style:font-name-asian="Oxygen" style:font-size-asian="9pt" style:font-name-complex="Oxygen" style:font-size-complex="9pt"/>
    </style:style>
    <style:style style:name="T28_10" style:family="text">
      <style:text-properties style:font-name="Oxygen" fo:font-size="9pt" style:font-name-asian="Oxygen" style:font-size-asian="9pt" style:font-name-complex="Oxygen" style:font-size-complex="9pt"/>
    </style:style>
    <style:style style:name="T28_11" style:family="text">
      <style:text-properties style:font-name="Oxygen" fo:font-size="9pt" style:font-name-asian="Oxygen" style:font-size-asian="9pt" style:font-name-complex="Oxygen" style:font-size-complex="9pt"/>
    </style:style>
    <style:style style:name="T28_12" style:family="text">
      <style:text-properties style:font-name="Oxygen" fo:font-size="9pt" style:font-name-asian="Oxygen" style:font-size-asian="9pt" style:font-name-complex="Oxygen" style:font-size-complex="9pt"/>
    </style:style>
    <style:style style:name="T28_13" style:family="text">
      <style:text-properties style:font-name="Oxygen" fo:font-size="9pt" style:font-name-asian="Oxygen" style:font-size-asian="9pt" style:font-name-complex="Oxygen" style:font-size-complex="9pt"/>
    </style:style>
    <style:style style:name="T28_14" style:family="text">
      <style:text-properties style:font-name="Oxygen" fo:font-size="9pt" style:font-name-asian="Oxygen" style:font-size-asian="9pt" style:font-name-complex="Oxygen" style:font-size-complex="9pt"/>
    </style:style>
    <style:style style:name="T28_15" style:family="text">
      <style:text-properties style:font-name="Oxygen" fo:font-size="9pt" style:font-name-asian="Oxygen" style:font-size-asian="9pt" style:font-name-complex="Oxygen" style:font-size-complex="9pt"/>
    </style:style>
    <style:style style:name="T28_16" style:family="text">
      <style:text-properties style:font-name="Oxygen" fo:font-size="9pt" style:font-name-asian="Oxygen" style:font-size-asian="9pt" style:font-name-complex="Oxygen" style:font-size-complex="9pt"/>
    </style:style>
    <style:style style:name="T28_17" style:family="text">
      <style:text-properties style:font-name="Oxygen" fo:font-size="9pt" style:font-name-asian="Oxygen" style:font-size-asian="9pt" style:font-name-complex="Oxygen" style:font-size-complex="9pt"/>
    </style:style>
    <style:style style:name="T28_18" style:family="text">
      <style:text-properties style:font-name="Oxygen" fo:font-size="9pt" style:font-name-asian="Oxygen" style:font-size-asian="9pt" style:font-name-complex="Oxygen" style:font-size-complex="9pt"/>
    </style:style>
    <style:style style:name="T28_19" style:family="text">
      <style:text-properties style:font-name="Oxygen" fo:font-size="9pt" style:font-name-asian="Oxygen" style:font-size-asian="9pt" style:font-name-complex="Oxygen" style:font-size-complex="9pt"/>
    </style:style>
    <style:style style:name="T28_20" style:family="text">
      <style:text-properties style:font-name="Oxygen" fo:font-size="9pt" style:font-name-asian="Oxygen" style:font-size-asian="9pt" style:font-name-complex="Oxygen" style:font-size-complex="9pt"/>
    </style:style>
    <style:style style:name="T28_21" style:family="text">
      <style:text-properties style:font-name="Oxygen" fo:font-size="9pt" style:font-name-asian="Oxygen" style:font-size-asian="9pt" style:font-name-complex="Oxygen" style:font-size-complex="9pt"/>
    </style:style>
    <style:style style:name="T28_22" style:family="text">
      <style:text-properties style:font-name="Oxygen" fo:font-size="9pt" style:font-name-asian="Oxygen" style:font-size-asian="9pt" style:font-name-complex="Oxygen" style:font-size-complex="9pt"/>
    </style:style>
    <style:style style:name="T28_23" style:family="text">
      <style:text-properties style:font-name="Oxygen" fo:font-size="9pt" style:font-name-asian="Oxygen" style:font-size-asian="9pt" style:font-name-complex="Oxygen" style:font-size-complex="9pt"/>
    </style:style>
    <style:style style:name="T28_24" style:family="text">
      <style:text-properties style:font-name="Oxygen" fo:font-size="9pt" style:font-name-asian="Oxygen" style:font-size-asian="9pt" style:font-name-complex="Oxygen" style:font-size-complex="9pt"/>
    </style:style>
    <style:style style:name="T28_25" style:family="text">
      <style:text-properties style:font-name="Oxygen" fo:font-size="9pt" style:font-name-asian="Oxygen" style:font-size-asian="9pt" style:font-name-complex="Oxygen" style:font-size-complex="9pt"/>
    </style:style>
    <style:style style:name="T28_26" style:family="text">
      <style:text-properties style:font-name="Oxygen" fo:font-size="9pt" style:font-name-asian="Oxygen" style:font-size-asian="9pt" style:font-name-complex="Oxygen" style:font-size-complex="9pt"/>
    </style:style>
    <style:style style:name="T28_27" style:family="text">
      <style:text-properties style:font-name="Oxygen" fo:font-size="9pt" style:font-name-asian="Oxygen" style:font-size-asian="9pt" style:font-name-complex="Oxygen" style:font-size-complex="9pt"/>
    </style:style>
    <style:style style:name="T28_28" style:family="text">
      <style:text-properties style:font-name="Oxygen" fo:font-size="9pt" style:font-name-asian="Oxygen" style:font-size-asian="9pt" style:font-name-complex="Oxygen" style:font-size-complex="9pt"/>
    </style:style>
    <style:style style:name="T28_29" style:family="text">
      <style:text-properties style:font-name="Oxygen" fo:font-size="9pt" style:font-name-asian="Oxygen" style:font-size-asian="9pt" style:font-name-complex="Oxygen" style:font-size-complex="9pt"/>
    </style:style>
    <style:style style:name="T28_30" style:family="text">
      <style:text-properties style:font-name="Oxygen" fo:font-size="9pt" style:font-name-asian="Oxygen" style:font-size-asian="9pt" style:font-name-complex="Oxygen" style:font-size-complex="9pt"/>
    </style:style>
    <style:style style:name="T28_31" style:family="text">
      <style:text-properties style:font-name="Oxygen" fo:font-size="9pt" style:font-name-asian="Oxygen" style:font-size-asian="9pt" style:font-name-complex="Oxygen" style:font-size-complex="9pt"/>
    </style:style>
    <style:style style:name="T28_32" style:family="text">
      <style:text-properties style:font-name="Oxygen" fo:font-size="9pt" style:font-name-asian="Oxygen" style:font-size-asian="9pt" style:font-name-complex="Oxygen" style:font-size-complex="9pt"/>
    </style:style>
    <style:style style:name="T28_33" style:family="text">
      <style:text-properties style:font-name="Oxygen" fo:font-size="9pt" style:font-name-asian="Oxygen" style:font-size-asian="9pt" style:font-name-complex="Oxygen" style:font-size-complex="9pt"/>
    </style:style>
    <style:style style:name="T28_34" style:family="text">
      <style:text-properties style:font-name="Oxygen" fo:font-size="9pt" style:font-name-asian="Oxygen" style:font-size-asian="9pt" style:font-name-complex="Oxygen" style:font-size-complex="9pt"/>
    </style:style>
    <style:style style:name="T28_35" style:family="text">
      <style:text-properties style:font-name="Oxygen" fo:font-size="9pt" style:font-name-asian="Oxygen" style:font-size-asian="9pt" style:font-name-complex="Oxygen" style:font-size-complex="9pt"/>
    </style:style>
    <style:style style:name="T28_36" style:family="text">
      <style:text-properties style:font-name="Oxygen" fo:font-size="9pt" style:font-name-asian="Oxygen" style:font-size-asian="9pt" style:font-name-complex="Oxygen" style:font-size-complex="9pt"/>
    </style:style>
    <style:style style:name="T28_37" style:family="text">
      <style:text-properties style:font-name="Oxygen" fo:font-size="9pt" style:font-name-asian="Oxygen" style:font-size-asian="9pt" style:font-name-complex="Oxygen" style:font-size-complex="9pt"/>
    </style:style>
    <style:style style:name="T28_38" style:family="text">
      <style:text-properties style:font-name="Oxygen" fo:font-size="9pt" style:font-name-asian="Oxygen" style:font-size-asian="9pt" style:font-name-complex="Oxygen" style:font-size-complex="9pt"/>
    </style:style>
    <style:style style:name="T28_39" style:family="text">
      <style:text-properties style:font-name="Oxygen" fo:font-size="9pt" style:font-name-asian="Oxygen" style:font-size-asian="9pt" style:font-name-complex="Oxygen" style:font-size-complex="9pt"/>
    </style:style>
    <style:style style:name="T28_40" style:family="text">
      <style:text-properties style:font-name="Oxygen" fo:font-size="9pt" style:font-name-asian="Oxygen" style:font-size-asian="9pt" style:font-name-complex="Oxygen" style:font-size-complex="9pt"/>
    </style:style>
    <style:style style:name="T28_41" style:family="text">
      <style:text-properties style:font-name="Oxygen" fo:font-size="9pt" style:font-name-asian="Oxygen" style:font-size-asian="9pt" style:font-name-complex="Oxygen" style:font-size-complex="9pt"/>
    </style:style>
    <style:style style:name="T28_42" style:family="text">
      <style:text-properties style:font-name="Oxygen" fo:font-size="9pt" style:font-name-asian="Oxygen" style:font-size-asian="9pt" style:font-name-complex="Oxygen" style:font-size-complex="9pt"/>
    </style:style>
    <style:style style:name="T28_43" style:family="text">
      <style:text-properties style:font-name="Oxygen" fo:font-size="9pt" style:font-name-asian="Oxygen" style:font-size-asian="9pt" style:font-name-complex="Oxygen" style:font-size-complex="9pt"/>
    </style:style>
    <style:style style:name="T28_44" style:family="text">
      <style:text-properties style:font-name="Oxygen" fo:font-size="9pt" style:font-name-asian="Oxygen" style:font-size-asian="9pt" style:font-name-complex="Oxygen" style:font-size-complex="9pt"/>
    </style:style>
    <style:style style:name="T28_45" style:family="text">
      <style:text-properties style:font-name="Oxygen" fo:font-size="9pt" style:font-name-asian="Oxygen" style:font-size-asian="9pt" style:font-name-complex="Oxygen" style:font-size-complex="9pt"/>
    </style:style>
    <style:style style:name="T28_46" style:family="text">
      <style:text-properties style:font-name="Oxygen" fo:font-size="9pt" style:font-name-asian="Oxygen" style:font-size-asian="9pt" style:font-name-complex="Oxygen" style:font-size-complex="9pt"/>
    </style:style>
    <style:style style:name="T28_47" style:family="text">
      <style:text-properties style:font-name="Oxygen" fo:font-size="9pt" style:font-name-asian="Oxygen" style:font-size-asian="9pt" style:font-name-complex="Oxygen" style:font-size-complex="9pt"/>
    </style:style>
    <style:style style:name="T28_48" style:family="text">
      <style:text-properties style:font-name="Oxygen" fo:font-size="9pt" style:font-name-asian="Oxygen" style:font-size-asian="9pt" style:font-name-complex="Oxygen" style:font-size-complex="9pt"/>
    </style:style>
    <style:style style:name="T28_49" style:family="text">
      <style:text-properties style:font-name="Oxygen" fo:font-size="9pt" style:font-name-asian="Oxygen" style:font-size-asian="9pt" style:font-name-complex="Oxygen" style:font-size-complex="9pt"/>
    </style:style>
    <style:style style:name="T28_50" style:family="text">
      <style:text-properties style:font-name="Oxygen" fo:font-size="9pt" style:font-name-asian="Oxygen" style:font-size-asian="9pt" style:font-name-complex="Oxygen" style:font-size-complex="9pt"/>
    </style:style>
    <style:style style:name="T28_51" style:family="text">
      <style:text-properties style:font-name="Oxygen" fo:font-size="9pt" style:font-name-asian="Oxygen" style:font-size-asian="9pt" style:font-name-complex="Oxygen" style:font-size-complex="9pt"/>
    </style:style>
    <style:style style:name="T28_52" style:family="text">
      <style:text-properties style:font-name="Oxygen" fo:font-size="9pt" style:font-name-asian="Oxygen" style:font-size-asian="9pt" style:font-name-complex="Oxygen" style:font-size-complex="9pt"/>
    </style:style>
    <style:style style:name="T28_53" style:family="text">
      <style:text-properties style:font-name="Oxygen" fo:font-size="9pt" style:font-name-asian="Oxygen" style:font-size-asian="9pt" style:font-name-complex="Oxygen" style:font-size-complex="9pt"/>
    </style:style>
    <style:style style:name="T28_54" style:family="text">
      <style:text-properties style:font-name="Oxygen" fo:font-size="9pt" style:font-name-asian="Oxygen" style:font-size-asian="9pt" style:font-name-complex="Oxygen" style:font-size-complex="9pt"/>
    </style:style>
    <style:style style:name="T28_55" style:family="text">
      <style:text-properties style:font-name="Oxygen" fo:font-size="9pt" style:font-name-asian="Oxygen" style:font-size-asian="9pt" style:font-name-complex="Oxygen" style:font-size-complex="9pt"/>
    </style:style>
    <style:style style:name="T28_56" style:family="text">
      <style:text-properties style:font-name="Oxygen" fo:font-size="9pt" style:font-name-asian="Oxygen" style:font-size-asian="9pt" style:font-name-complex="Oxygen" style:font-size-complex="9pt"/>
    </style:style>
    <style:style style:name="T28_57" style:family="text">
      <style:text-properties style:font-name="Oxygen" fo:font-size="9pt" style:font-name-asian="Oxygen" style:font-size-asian="9pt" style:font-name-complex="Oxygen" style:font-size-complex="9pt"/>
    </style:style>
    <style:style style:name="T28_58" style:family="text">
      <style:text-properties style:font-name="Oxygen" fo:font-size="9pt" style:font-name-asian="Oxygen" style:font-size-asian="9pt" style:font-name-complex="Oxygen" style:font-size-complex="9pt"/>
    </style:style>
    <style:style style:name="P29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2.381cm"/>
        </style:tab-stops>
      </style:paragraph-properties>
    </style:style>
    <style:style style:name="T31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1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1_3" style:family="text">
      <style:text-properties style:font-name="Oxygen" fo:font-size="9pt" style:font-name-asian="Oxygen" style:font-size-asian="9pt" style:font-name-complex="Oxygen" style:font-size-complex="9pt"/>
    </style:style>
    <style:style style:name="T31_4" style:family="text">
      <style:text-properties style:font-name="Oxygen" fo:font-size="9pt" style:font-name-asian="Oxygen" style:font-size-asian="9pt" style:font-name-complex="Oxygen" style:font-size-complex="9pt"/>
    </style:style>
    <style:style style:name="T31_5" style:family="text">
      <style:text-properties style:font-name="Oxygen" fo:font-size="9pt" style:font-name-asian="Oxygen" style:font-size-asian="9pt" style:font-name-complex="Oxygen" style:font-size-complex="9pt"/>
    </style:style>
    <style:style style:name="T31_6" style:family="text">
      <style:text-properties style:font-name="Oxygen" fo:font-size="9pt" style:font-name-asian="Oxygen" style:font-size-asian="9pt" style:font-name-complex="Oxygen" style:font-size-complex="9pt"/>
    </style:style>
    <style:style style:name="T31_7" style:family="text">
      <style:text-properties style:font-name="Oxygen" fo:font-size="9pt" style:font-name-asian="Oxygen" style:font-size-asian="9pt" style:font-name-complex="Oxygen" style:font-size-complex="9pt"/>
    </style:style>
    <style:style style:name="T31_8" style:family="text">
      <style:text-properties style:font-name="Oxygen" fo:font-size="9pt" style:font-name-asian="Oxygen" style:font-size-asian="9pt" style:font-name-complex="Oxygen" style:font-size-complex="9pt"/>
    </style:style>
    <style:style style:name="T31_9" style:family="text">
      <style:text-properties style:font-name="Oxygen" fo:font-size="9pt" style:font-name-asian="Oxygen" style:font-size-asian="9pt" style:font-name-complex="Oxygen" style:font-size-complex="9pt"/>
    </style:style>
    <style:style style:name="T31_10" style:family="text">
      <style:text-properties style:font-name="Oxygen" fo:font-size="9pt" style:font-name-asian="Oxygen" style:font-size-asian="9pt" style:font-name-complex="Oxygen" style:font-size-complex="9pt"/>
    </style:style>
    <style:style style:name="T31_11" style:family="text">
      <style:text-properties style:font-name="Oxygen" fo:font-size="9pt" style:font-name-asian="Oxygen" style:font-size-asian="9pt" style:font-name-complex="Oxygen" style:font-size-complex="9pt"/>
    </style:style>
    <style:style style:name="T31_12" style:family="text">
      <style:text-properties style:font-name="Oxygen" fo:font-size="9pt" style:font-name-asian="Oxygen" style:font-size-asian="9pt" style:font-name-complex="Oxygen" style:font-size-complex="9pt"/>
    </style:style>
    <style:style style:name="T31_13" style:family="text">
      <style:text-properties style:font-name="Oxygen" fo:font-size="9pt" style:font-name-asian="Oxygen" style:font-size-asian="9pt" style:font-name-complex="Oxygen" style:font-size-complex="9pt"/>
    </style:style>
    <style:style style:name="T31_14" style:family="text">
      <style:text-properties style:font-name="Oxygen" fo:font-size="9pt" style:font-name-asian="Oxygen" style:font-size-asian="9pt" style:font-name-complex="Oxygen" style:font-size-complex="9pt"/>
    </style:style>
    <style:style style:name="T31_15" style:family="text">
      <style:text-properties style:font-name="Oxygen" fo:font-size="9pt" style:font-name-asian="Oxygen" style:font-size-asian="9pt" style:font-name-complex="Oxygen" style:font-size-complex="9pt"/>
    </style:style>
    <style:style style:name="T31_16" style:family="text">
      <style:text-properties style:font-name="Oxygen" fo:font-size="9pt" style:font-name-asian="Oxygen" style:font-size-asian="9pt" style:font-name-complex="Oxygen" style:font-size-complex="9pt"/>
    </style:style>
    <style:style style:name="T31_17" style:family="text">
      <style:text-properties style:font-name="Oxygen" fo:font-size="9pt" style:font-name-asian="Oxygen" style:font-size-asian="9pt" style:font-name-complex="Oxygen" style:font-size-complex="9pt"/>
    </style:style>
    <style:style style:name="T31_18" style:family="text">
      <style:text-properties style:font-name="Oxygen" fo:font-size="9pt" style:font-name-asian="Oxygen" style:font-size-asian="9pt" style:font-name-complex="Oxygen" style:font-size-complex="9pt"/>
    </style:style>
    <style:style style:name="T31_19" style:family="text">
      <style:text-properties style:font-name="Oxygen" fo:font-size="9pt" style:font-name-asian="Oxygen" style:font-size-asian="9pt" style:font-name-complex="Oxygen" style:font-size-complex="9pt"/>
    </style:style>
    <style:style style:name="T31_20" style:family="text">
      <style:text-properties style:font-name="Oxygen" fo:font-size="9pt" style:font-name-asian="Oxygen" style:font-size-asian="9pt" style:font-name-complex="Oxygen" style:font-size-complex="9pt"/>
    </style:style>
    <style:style style:name="T31_21" style:family="text">
      <style:text-properties style:font-name="Oxygen" fo:font-size="9pt" style:font-name-asian="Oxygen" style:font-size-asian="9pt" style:font-name-complex="Oxygen" style:font-size-complex="9pt"/>
    </style:style>
    <style:style style:name="T31_22" style:family="text">
      <style:text-properties style:font-name="Oxygen" fo:font-size="9pt" style:font-name-asian="Oxygen" style:font-size-asian="9pt" style:font-name-complex="Oxygen" style:font-size-complex="9pt"/>
    </style:style>
    <style:style style:name="T31_23" style:family="text">
      <style:text-properties style:font-name="Oxygen" fo:font-size="9pt" style:font-name-asian="Oxygen" style:font-size-asian="9pt" style:font-name-complex="Oxygen" style:font-size-complex="9pt"/>
    </style:style>
    <style:style style:name="T31_24" style:family="text">
      <style:text-properties style:font-name="Oxygen" fo:font-size="9pt" style:font-name-asian="Oxygen" style:font-size-asian="9pt" style:font-name-complex="Oxygen" style:font-size-complex="9pt"/>
    </style:style>
    <style:style style:name="T31_25" style:family="text">
      <style:text-properties style:font-name="Oxygen" fo:font-size="9pt" style:font-name-asian="Oxygen" style:font-size-asian="9pt" style:font-name-complex="Oxygen" style:font-size-complex="9pt"/>
    </style:style>
    <style:style style:name="P32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2.381cm"/>
        </style:tab-stops>
      </style:paragraph-properties>
    </style:style>
    <style:style style:name="T32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2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2_3" style:family="text">
      <style:text-properties style:font-name="Oxygen" fo:font-size="9pt" style:font-name-asian="Oxygen" style:font-size-asian="9pt" style:font-name-complex="Oxygen" style:font-size-complex="9pt"/>
    </style:style>
    <style:style style:name="T32_4" style:family="text">
      <style:text-properties style:font-name="Oxygen" fo:font-size="9pt" style:font-name-asian="Oxygen" style:font-size-asian="9pt" style:font-name-complex="Oxygen" style:font-size-complex="9pt"/>
    </style:style>
    <style:style style:name="T32_5" style:family="text">
      <style:text-properties style:font-name="Oxygen" fo:font-size="9pt" style:font-name-asian="Oxygen" style:font-size-asian="9pt" style:font-name-complex="Oxygen" style:font-size-complex="9pt"/>
    </style:style>
    <style:style style:name="T32_6" style:family="text">
      <style:text-properties style:font-name="Oxygen" fo:font-size="9pt" style:font-name-asian="Oxygen" style:font-size-asian="9pt" style:font-name-complex="Oxygen" style:font-size-complex="9pt"/>
    </style:style>
    <style:style style:name="T32_7" style:family="text">
      <style:text-properties style:font-name="Oxygen" fo:font-size="9pt" style:font-name-asian="Oxygen" style:font-size-asian="9pt" style:font-name-complex="Oxygen" style:font-size-complex="9pt"/>
    </style:style>
    <style:style style:name="T32_8" style:family="text">
      <style:text-properties style:font-name="Oxygen" fo:font-size="9pt" style:font-name-asian="Oxygen" style:font-size-asian="9pt" style:font-name-complex="Oxygen" style:font-size-complex="9pt"/>
    </style:style>
    <style:style style:name="T32_9" style:family="text">
      <style:text-properties style:font-name="Oxygen" fo:font-size="9pt" style:font-name-asian="Oxygen" style:font-size-asian="9pt" style:font-name-complex="Oxygen" style:font-size-complex="9pt"/>
    </style:style>
    <style:style style:name="T32_10" style:family="text">
      <style:text-properties style:font-name="Oxygen" fo:font-size="9pt" style:font-name-asian="Oxygen" style:font-size-asian="9pt" style:font-name-complex="Oxygen" style:font-size-complex="9pt"/>
    </style:style>
    <style:style style:name="T32_11" style:family="text">
      <style:text-properties style:font-name="Oxygen" fo:font-size="9pt" style:font-name-asian="Oxygen" style:font-size-asian="9pt" style:font-name-complex="Oxygen" style:font-size-complex="9pt"/>
    </style:style>
    <style:style style:name="T32_12" style:family="text">
      <style:text-properties style:font-name="Oxygen" fo:font-size="9pt" style:font-name-asian="Oxygen" style:font-size-asian="9pt" style:font-name-complex="Oxygen" style:font-size-complex="9pt"/>
    </style:style>
    <style:style style:name="T32_13" style:family="text">
      <style:text-properties style:font-name="Oxygen" fo:font-size="9pt" style:font-name-asian="Oxygen" style:font-size-asian="9pt" style:font-name-complex="Oxygen" style:font-size-complex="9pt"/>
    </style:style>
    <style:style style:name="T32_14" style:family="text">
      <style:text-properties style:font-name="Oxygen" fo:font-size="9pt" style:font-name-asian="Oxygen" style:font-size-asian="9pt" style:font-name-complex="Oxygen" style:font-size-complex="9pt"/>
    </style:style>
    <style:style style:name="T32_15" style:family="text">
      <style:text-properties style:font-name="Oxygen" fo:font-size="9pt" style:font-name-asian="Oxygen" style:font-size-asian="9pt" style:font-name-complex="Oxygen" style:font-size-complex="9pt"/>
    </style:style>
    <style:style style:name="T32_16" style:family="text">
      <style:text-properties style:font-name="Oxygen" fo:font-size="9pt" style:font-name-asian="Oxygen" style:font-size-asian="9pt" style:font-name-complex="Oxygen" style:font-size-complex="9pt"/>
    </style:style>
    <style:style style:name="T32_17" style:family="text">
      <style:text-properties style:font-name="Oxygen" fo:font-size="9pt" style:font-name-asian="Oxygen" style:font-size-asian="9pt" style:font-name-complex="Oxygen" style:font-size-complex="9pt"/>
    </style:style>
    <style:style style:name="T32_18" style:family="text">
      <style:text-properties style:font-name="Oxygen" fo:font-size="9pt" style:font-name-asian="Oxygen" style:font-size-asian="9pt" style:font-name-complex="Oxygen" style:font-size-complex="9pt"/>
    </style:style>
    <style:style style:name="P33" style:family="paragraph" style:parent-style-name="Standard">
      <style:paragraph-properties fo:break-before="auto" fo:text-indent="0cm" fo:line-height="115%" fo:margin-left="0cm" style:writing-mode="lr-tb">
        <style:tab-stops>
          <style:tab-stop style:type="left" style:leader-style="none" style:position="2.381cm"/>
        </style:tab-stops>
      </style:paragraph-properties>
    </style:style>
    <style:style style:name="T33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3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3_3" style:family="text">
      <style:text-properties style:font-name="Oxygen" fo:font-size="9pt" style:font-name-asian="Oxygen" style:font-size-asian="9pt" style:font-name-complex="Oxygen" style:font-size-complex="9pt"/>
    </style:style>
    <style:style style:name="T33_4" style:family="text">
      <style:text-properties style:font-name="Oxygen" fo:font-size="9pt" style:font-name-asian="Oxygen" style:font-size-asian="9pt" style:font-name-complex="Oxygen" style:font-size-complex="9pt"/>
    </style:style>
    <style:style style:name="T33_5" style:family="text">
      <style:text-properties style:font-name="Oxygen" fo:font-size="9pt" style:font-name-asian="Oxygen" style:font-size-asian="9pt" style:font-name-complex="Oxygen" style:font-size-complex="9pt"/>
    </style:style>
    <style:style style:name="T33_6" style:family="text">
      <style:text-properties style:font-name="Oxygen" fo:font-size="9pt" style:font-name-asian="Oxygen" style:font-size-asian="9pt" style:font-name-complex="Oxygen" style:font-size-complex="9pt"/>
    </style:style>
    <style:style style:name="T33_7" style:family="text">
      <style:text-properties style:font-name="Oxygen" fo:font-size="9pt" style:font-name-asian="Oxygen" style:font-size-asian="9pt" style:font-name-complex="Oxygen" style:font-size-complex="9pt"/>
    </style:style>
    <style:style style:name="T33_8" style:family="text">
      <style:text-properties style:font-name="Oxygen" fo:font-size="9pt" style:font-name-asian="Oxygen" style:font-size-asian="9pt" style:font-name-complex="Oxygen" style:font-size-complex="9pt"/>
    </style:style>
    <style:style style:name="T33_9" style:family="text">
      <style:text-properties style:font-name="Oxygen" fo:font-size="9pt" style:font-name-asian="Oxygen" style:font-size-asian="9pt" style:font-name-complex="Oxygen" style:font-size-complex="9pt"/>
    </style:style>
    <style:style style:name="T33_10" style:family="text">
      <style:text-properties style:font-name="Oxygen" fo:font-size="9pt" style:font-name-asian="Oxygen" style:font-size-asian="9pt" style:font-name-complex="Oxygen" style:font-size-complex="9pt"/>
    </style:style>
    <style:style style:name="T33_11" style:family="text">
      <style:text-properties style:font-name="Oxygen" fo:font-size="9pt" style:font-name-asian="Oxygen" style:font-size-asian="9pt" style:font-name-complex="Oxygen" style:font-size-complex="9pt"/>
    </style:style>
    <style:style style:name="T33_12" style:family="text">
      <style:text-properties style:font-name="Oxygen" fo:font-size="9pt" style:font-name-asian="Oxygen" style:font-size-asian="9pt" style:font-name-complex="Oxygen" style:font-size-complex="9pt"/>
    </style:style>
    <style:style style:name="T33_13" style:family="text">
      <style:text-properties style:font-name="Oxygen" fo:font-size="9pt" style:font-name-asian="Oxygen" style:font-size-asian="9pt" style:font-name-complex="Oxygen" style:font-size-complex="9pt"/>
    </style:style>
    <style:style style:name="T33_14" style:family="text">
      <style:text-properties style:font-name="Oxygen" fo:font-size="9pt" style:font-name-asian="Oxygen" style:font-size-asian="9pt" style:font-name-complex="Oxygen" style:font-size-complex="9pt"/>
    </style:style>
    <style:style style:name="T33_15" style:family="text">
      <style:text-properties style:font-name="Oxygen" fo:font-size="9pt" style:font-name-asian="Oxygen" style:font-size-asian="9pt" style:font-name-complex="Oxygen" style:font-size-complex="9pt"/>
    </style:style>
    <style:style style:name="T33_16" style:family="text">
      <style:text-properties style:font-name="Oxygen" fo:font-size="9pt" style:font-name-asian="Oxygen" style:font-size-asian="9pt" style:font-name-complex="Oxygen" style:font-size-complex="9pt"/>
    </style:style>
    <style:style style:name="T33_17" style:family="text">
      <style:text-properties style:font-name="Oxygen" fo:font-size="9pt" style:font-name-asian="Oxygen" style:font-size-asian="9pt" style:font-name-complex="Oxygen" style:font-size-complex="9pt"/>
    </style:style>
    <style:style style:name="T33_18" style:family="text">
      <style:text-properties style:font-name="Oxygen" fo:font-size="9pt" style:font-name-asian="Oxygen" style:font-size-asian="9pt" style:font-name-complex="Oxygen" style:font-size-complex="9pt"/>
    </style:style>
    <style:style style:name="T33_19" style:family="text">
      <style:text-properties style:font-name="Oxygen" fo:font-size="9pt" style:font-name-asian="Oxygen" style:font-size-asian="9pt" style:font-name-complex="Oxygen" style:font-size-complex="9pt"/>
    </style:style>
    <style:style style:name="T33_20" style:family="text">
      <style:text-properties style:font-name="Oxygen" fo:font-size="9pt" style:font-name-asian="Oxygen" style:font-size-asian="9pt" style:font-name-complex="Oxygen" style:font-size-complex="9pt"/>
    </style:style>
    <style:style style:name="T33_21" style:family="text">
      <style:text-properties style:font-name="Oxygen" fo:font-size="9pt" style:font-name-asian="Oxygen" style:font-size-asian="9pt" style:font-name-complex="Oxygen" style:font-size-complex="9pt"/>
    </style:style>
    <style:style style:name="T33_22" style:family="text">
      <style:text-properties style:font-name="Oxygen" fo:font-size="9pt" style:font-name-asian="Oxygen" style:font-size-asian="9pt" style:font-name-complex="Oxygen" style:font-size-complex="9pt"/>
    </style:style>
    <style:style style:name="T33_23" style:family="text">
      <style:text-properties style:font-name="Oxygen" fo:font-size="9pt" style:font-name-asian="Oxygen" style:font-size-asian="9pt" style:font-name-complex="Oxygen" style:font-size-complex="9pt"/>
    </style:style>
    <style:style style:name="P34" style:family="paragraph" style:parent-style-name="Standard">
      <style:paragraph-properties fo:break-before="auto" fo:text-indent="0cm" fo:line-height="115%" fo:margin-left="0cm" style:writing-mode="lr-tb">
        <style:tab-stops>
          <style:tab-stop style:type="left" style:leader-style="none" style:position="2.381cm"/>
        </style:tab-stops>
      </style:paragraph-properties>
    </style:style>
    <style:style style:name="T34_1" style:family="text">
      <style:text-properties style:font-name="Oxygen" fo:font-size="9pt" style:font-name-asian="Oxygen" style:font-size-asian="9pt" style:font-name-complex="Oxygen" style:font-size-complex="9pt"/>
    </style:style>
    <style:style style:name="T34_2" style:family="text">
      <style:text-properties style:font-name="Oxygen" fo:font-size="9pt" style:font-name-asian="Oxygen" style:font-size-asian="9pt" style:font-name-complex="Oxygen" style:font-size-complex="9pt"/>
    </style:style>
    <style:style style:name="T34_3" style:family="text">
      <style:text-properties style:font-name="Oxygen" fo:font-size="9pt" style:font-name-asian="Oxygen" style:font-size-asian="9pt" style:font-name-complex="Oxygen" style:font-size-complex="9pt"/>
    </style:style>
    <style:style style:name="T34_4" style:family="text">
      <style:text-properties style:font-name="Oxygen" fo:font-size="9pt" style:font-name-asian="Oxygen" style:font-size-asian="9pt" style:font-name-complex="Oxygen" style:font-size-complex="9pt"/>
    </style:style>
    <style:style style:name="P35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7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7_3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7_4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7_5" style:family="text">
      <style:text-properties style:font-name="Oxygen" fo:font-size="9pt" style:font-name-asian="Oxygen" style:font-size-asian="9pt" style:font-name-complex="Oxygen" style:font-size-complex="9pt"/>
    </style:style>
    <style:style style:name="T37_6" style:family="text">
      <style:text-properties style:font-name="Oxygen" fo:font-size="9pt" style:font-name-asian="Oxygen" style:font-size-asian="9pt" style:font-name-complex="Oxygen" style:font-size-complex="9pt"/>
    </style:style>
    <style:style style:name="T37_7" style:family="text">
      <style:text-properties style:font-name="Oxygen" fo:font-size="9pt" style:font-name-asian="Oxygen" style:font-size-asian="9pt" style:font-name-complex="Oxygen" style:font-size-complex="9pt"/>
    </style:style>
    <style:style style:name="T37_8" style:family="text">
      <style:text-properties style:font-name="Oxygen" fo:font-size="9pt" style:font-name-asian="Oxygen" style:font-size-asian="9pt" style:font-name-complex="Oxygen" style:font-size-complex="9pt"/>
    </style:style>
    <style:style style:name="T37_9" style:family="text">
      <style:text-properties style:font-name="Oxygen" fo:font-size="9pt" style:font-name-asian="Oxygen" style:font-size-asian="9pt" style:font-name-complex="Oxygen" style:font-size-complex="9pt"/>
    </style:style>
    <style:style style:name="T37_10" style:family="text">
      <style:text-properties style:font-name="Oxygen" fo:font-size="9pt" style:font-name-asian="Oxygen" style:font-size-asian="9pt" style:font-name-complex="Oxygen" style:font-size-complex="9pt"/>
    </style:style>
    <style:style style:name="T37_11" style:family="text">
      <style:text-properties style:font-name="Oxygen" fo:font-size="9pt" style:font-name-asian="Oxygen" style:font-size-asian="9pt" style:font-name-complex="Oxygen" style:font-size-complex="9pt"/>
    </style:style>
    <style:style style:name="T37_12" style:family="text">
      <style:text-properties style:font-name="Oxygen" fo:font-size="9pt" style:font-name-asian="Oxygen" style:font-size-asian="9pt" style:font-name-complex="Oxygen" style:font-size-complex="9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3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4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5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6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7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8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9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10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11" style:family="text">
      <style:text-properties style:font-name="Oxygen" fo:font-size="9pt" style:font-name-asian="Oxygen" style:font-size-asian="9pt" style:font-name-complex="Oxygen" style:font-size-complex="9pt"/>
    </style:style>
    <style:style style:name="T38_12" style:family="text">
      <style:text-properties style:font-name="Oxygen" fo:font-size="9pt" style:font-name-asian="Oxygen" style:font-size-asian="9pt" style:font-name-complex="Oxygen" style:font-size-complex="9pt"/>
    </style:style>
    <style:style style:name="T38_13" style:family="text">
      <style:text-properties style:font-name="Oxygen" fo:font-size="9pt" style:font-name-asian="Oxygen" style:font-size-asian="9pt" style:font-name-complex="Oxygen" style:font-size-complex="9pt"/>
    </style:style>
    <style:style style:name="T38_14" style:family="text">
      <style:text-properties style:font-name="Oxygen" fo:font-size="9pt" style:font-name-asian="Oxygen" style:font-size-asian="9pt" style:font-name-complex="Oxygen" style:font-size-complex="9pt"/>
    </style:style>
    <style:style style:name="T38_15" style:family="text">
      <style:text-properties style:font-name="Oxygen" fo:font-size="9pt" style:font-name-asian="Oxygen" style:font-size-asian="9pt" style:font-name-complex="Oxygen" style:font-size-complex="9pt"/>
    </style:style>
    <style:style style:name="T38_16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3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4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5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6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7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8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9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10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11" style:family="text">
      <style:text-properties style:font-name="Oxygen" fo:font-size="9pt" style:font-name-asian="Oxygen" style:font-size-asian="9pt" style:font-name-complex="Oxygen" style:font-size-complex="9pt"/>
    </style:style>
    <style:style style:name="T39_12" style:family="text">
      <style:text-properties style:font-name="Oxygen" fo:font-size="9pt" style:font-name-asian="Oxygen" style:font-size-asian="9pt" style:font-name-complex="Oxygen" style:font-size-complex="9pt"/>
    </style:style>
    <style:style style:name="T39_13" style:family="text">
      <style:text-properties style:font-name="Oxygen" fo:font-size="9pt" style:font-name-asian="Oxygen" style:font-size-asian="9pt" style:font-name-complex="Oxygen" style:font-size-complex="9pt"/>
    </style:style>
  </office:automatic-styles>
  <office:body>
    <office:text>
      <text:p text:style-name="P1"><text:span text:style-name="T1_1">Freddy</text:span><text:span text:style-name="T1_2"><text:s/></text:span><text:span text:style-name="T1_3">Garcia</text:span></text:p>
      <text:p text:style-name="P2"/>
      <text:p text:style-name="P3"><text:span text:style-name="T3_1"><text:a xlink:type="simple" xlink:href="mailto:garciaf93@gmail.com"><text:span text:style-name="T3_2">garciaf</text:span></text:a></text:span><text:span text:style-name="T3_3"><text:a xlink:type="simple" xlink:href="mailto:garciaf93@gmail.com"><text:span text:style-name="T3_4">93@</text:span></text:a></text:span><text:span text:style-name="T3_5"><text:a xlink:type="simple" xlink:href="mailto:garciaf93@gmail.com"><text:span text:style-name="T3_6">gmail</text:span></text:a></text:span><text:span text:style-name="T3_7"><text:a xlink:type="simple" xlink:href="mailto:garciaf93@gmail.com"><text:span text:style-name="T3_8">.</text:span></text:a></text:span><text:span text:style-name="T3_9"><text:a xlink:type="simple" xlink:href="mailto:garciaf93@gmail.com"><text:span text:style-name="T3_10">com</text:span></text:a></text:span><text:span text:style-name="T3_11"><text:a xlink:type="simple" xlink:href="mailto:garciaf93@gmail.com"><text:span text:style-name="T3_12"><text:tab/></text:span></text:a></text:span><text:span text:style-name="T3_13">40-17<text:s/></text:span><text:span text:style-name="T3_14">Ithaca</text:span><text:span text:style-name="T3_15"><text:s/></text:span><text:span text:style-name="T3_16">street</text:span><text:span text:style-name="T3_17"><text:s/></text:span><text:span text:style-name="T3_18">apt</text:span><text:span text:style-name="T3_19">.<text:s/>4</text:span><text:span text:style-name="T3_20">E</text:span></text:p>
      <text:p text:style-name="P4"><text:span text:style-name="T4_1">(347)<text:s/>924<text:s/>1695<text:tab/></text:span><text:span text:style-name="T4_2"><text:a xlink:type="simple" xlink:href="http://www.fg-yume.net"><text:span text:style-name="T4_3">www</text:span></text:a></text:span><text:span text:style-name="T4_4"><text:a xlink:type="simple" xlink:href="http://www.fg-yume.net"><text:span text:style-name="T4_5">.</text:span></text:a></text:span><text:span text:style-name="T4_6"><text:a xlink:type="simple" xlink:href="http://www.fg-yume.net"><text:span text:style-name="T4_7">fg</text:span></text:a></text:span><text:span text:style-name="T4_8"><text:a xlink:type="simple" xlink:href="http://www.fg-yume.net"><text:span text:style-name="T4_9">-</text:span></text:a></text:span><text:span text:style-name="T4_10"><text:a xlink:type="simple" xlink:href="http://www.fg-yume.net"><text:span text:style-name="T4_11">yume</text:span></text:a></text:span><text:span text:style-name="T4_12"><text:a xlink:type="simple" xlink:href="http://www.fg-yume.net"><text:span text:style-name="T4_13">.</text:span></text:a></text:span><text:span text:style-name="T4_14"><text:a xlink:type="simple" xlink:href="http://www.fg-yume.net"><text:span text:style-name="T4_15">net</text:span></text:a></text:span><text:span text:style-name="T4_16"><text:tab/></text:span><text:span text:style-name="T4_17">Elmhurst</text:span><text:span text:style-name="T4_18">,<text:s/></text:span><text:span text:style-name="T4_19">NY</text:span><text:span text:style-name="T4_20"><text:s/>11373</text:span></text:p>
      <text:p text:style-name="P5"/>
      <text:p text:style-name="P6"><text:span text:style-name="T6_1">Education</text:span></text:p>
      <text:p text:style-name="P7"><text:span text:style-name="T7_1">Rochester</text:span><text:span text:style-name="T7_2"><text:s/></text:span><text:span text:style-name="T7_3">Institute</text:span><text:span text:style-name="T7_4"><text:s/></text:span><text:span text:style-name="T7_5">of</text:span><text:span text:style-name="T7_6"><text:s/></text:span><text:span text:style-name="T7_7">Technology</text:span><text:span text:style-name="T7_8"><text:tab/><text:tab/></text:span><text:span text:style-name="T7_9">Expected</text:span><text:span text:style-name="T7_10"><text:s/></text:span><text:span text:style-name="T7_11">graduation</text:span><text:span text:style-name="T7_12">:<text:s/></text:span><text:span text:style-name="T7_13">Spring</text:span><text:span text:style-name="T7_14"><text:s/>2015</text:span></text:p>
      <text:p text:style-name="P8"><text:span text:style-name="T8_1">B</text:span><text:span text:style-name="T8_2">.</text:span><text:span text:style-name="T8_3">S</text:span><text:span text:style-name="T8_4">.<text:s/></text:span><text:span text:style-name="T8_5">in</text:span><text:span text:style-name="T8_6"><text:s/></text:span><text:span text:style-name="T8_7">Game</text:span><text:span text:style-name="T8_8"><text:s/></text:span><text:span text:style-name="T8_9">Design</text:span><text:span text:style-name="T8_10"><text:s/></text:span><text:span text:style-name="T8_11">and</text:span><text:span text:style-name="T8_12"><text:s/></text:span><text:span text:style-name="T8_13">Development</text:span><text:span text:style-name="T8_14"><text:tab/><text:tab/></text:span><text:span text:style-name="T8_15">GPA</text:span><text:span text:style-name="T8_16">:<text:s text:c="2"/>3.43</text:span></text:p>
      <text:p text:style-name="P9"><text:span text:style-name="T9_1">Minor</text:span><text:span text:style-name="T9_2"><text:s/></text:span><text:span text:style-name="T9_3">in</text:span><text:span text:style-name="T9_4"><text:s/></text:span><text:span text:style-name="T9_5">Japanese</text:span><text:span text:style-name="T9_6"><text:s/></text:span><text:span text:style-name="T9_7">Language</text:span><text:span text:style-name="T9_8"><text:s/></text:span><text:span text:style-name="T9_9">and</text:span><text:span text:style-name="T9_10"><text:s/></text:span><text:span text:style-name="T9_11">Culture</text:span></text:p>
      <text:p text:style-name="P10"><text:span text:style-name="T10_1">Kyoto</text:span><text:span text:style-name="T10_2"><text:s/></text:span><text:span text:style-name="T10_3">Study</text:span><text:span text:style-name="T10_4"><text:s/></text:span><text:span text:style-name="T10_5">Abroad</text:span><text:span text:style-name="T10_6"><text:s/></text:span><text:span text:style-name="T10_7">Program</text:span><text:span text:style-name="T10_8"><text:s/></text:span><text:span text:style-name="T10_9">at</text:span><text:span text:style-name="T10_10"><text:s/></text:span><text:span text:style-name="T10_11">Doshisha</text:span><text:span text:style-name="T10_12"><text:s/></text:span><text:span text:style-name="T10_13">University</text:span><text:span text:style-name="T10_14"><text:s/>(</text:span><text:span text:style-name="T10_15">May</text:span><text:span text:style-name="T10_16">-</text:span><text:span text:style-name="T10_17">August</text:span><text:span text:style-name="T10_18"><text:s/>2013)</text:span></text:p>
      <text:p text:style-name="P11"><text:span text:style-name="T11_1">German</text:span><text:span text:style-name="T11_2"><text:s/></text:span><text:span text:style-name="T11_3">Game</text:span><text:span text:style-name="T11_4"><text:s/></text:span><text:span text:style-name="T11_5">Design</text:span><text:span text:style-name="T11_6"><text:s/></text:span><text:span text:style-name="T11_7">Study</text:span><text:span text:style-name="T11_8"><text:s/></text:span><text:span text:style-name="T11_9">Abroad</text:span><text:span text:style-name="T11_10"><text:s/></text:span><text:span text:style-name="T11_11">Program</text:span><text:span text:style-name="T11_12"><text:s/></text:span><text:span text:style-name="T11_13">at</text:span><text:span text:style-name="T11_14"><text:s/></text:span><text:span text:style-name="T11_15">Paderborn</text:span><text:span text:style-name="T11_16"><text:s/></text:span><text:span text:style-name="T11_17">University</text:span><text:span text:style-name="T11_18"><text:s/>(</text:span><text:span text:style-name="T11_19">May</text:span><text:span text:style-name="T11_20">-</text:span><text:span text:style-name="T11_21">June</text:span><text:span text:style-name="T11_22"><text:s/>2014)</text:span></text:p>
      <text:p text:style-name="P12"/>
      <text:p text:style-name="P13"><text:span text:style-name="T13_1">Experience</text:span></text:p>
      <text:p text:style-name="P14"><text:span text:style-name="T14_1">Vistaprint</text:span><text:span text:style-name="T14_2"><text:tab/><text:tab/></text:span><text:span text:style-name="T14_3">Lexington</text:span><text:span text:style-name="T14_4">,<text:s/></text:span><text:span text:style-name="T14_5">MA</text:span></text:p>
      <text:p text:style-name="P15"><text:span text:style-name="T15_1">Software</text:span><text:span text:style-name="T15_2"><text:s/></text:span><text:span text:style-name="T15_3">Engineer</text:span><text:span text:style-name="T15_4"><text:s/></text:span><text:span text:style-name="T15_5">Intern</text:span><text:span text:style-name="T15_6"><text:tab/><text:tab/></text:span><text:span text:style-name="T15_7">June</text:span><text:span text:style-name="T15_8">-</text:span><text:span text:style-name="T15_9">August</text:span><text:span text:style-name="T15_10"><text:s/>2014</text:span></text:p>
      <text:p text:style-name="P16"><text:span text:style-name="T16_1">Designed</text:span><text:span text:style-name="T16_2"><text:s/></text:span><text:span text:style-name="T16_3">and</text:span><text:span text:style-name="T16_4"><text:s/></text:span><text:span text:style-name="T16_5">developed</text:span><text:span text:style-name="T16_6"><text:s/></text:span><text:span text:style-name="T16_7">user</text:span><text:span text:style-name="T16_8"><text:s/></text:span><text:span text:style-name="T16_9">interface</text:span><text:span text:style-name="T16_10"><text:s/></text:span><text:span text:style-name="T16_11">for</text:span><text:span text:style-name="T16_12"><text:s/></text:span><text:span text:style-name="T16_13">a</text:span><text:span text:style-name="T16_14"><text:s/></text:span><text:span text:style-name="T16_15">web</text:span><text:span text:style-name="T16_16">-</text:span><text:span text:style-name="T16_17">based</text:span><text:span text:style-name="T16_18"><text:s/></text:span><text:span text:style-name="T16_19">tool</text:span><text:span text:style-name="T16_20"><text:s/></text:span><text:span text:style-name="T16_21">used</text:span><text:span text:style-name="T16_22"><text:s/></text:span><text:span text:style-name="T16_23">for</text:span><text:span text:style-name="T16_24"><text:s/></text:span><text:span text:style-name="T16_25">manufactured</text:span><text:span text:style-name="T16_26"><text:s/></text:span><text:span text:style-name="T16_27">product</text:span><text:span text:style-name="T16_28"><text:s/></text:span><text:span text:style-name="T16_29">introduction</text:span><text:span text:style-name="T16_30">.<text:s/></text:span><text:span text:style-name="T16_31">Implemented</text:span><text:span text:style-name="T16_32"><text:s/></text:span><text:span text:style-name="T16_33">data</text:span><text:span text:style-name="T16_34"><text:s/></text:span><text:span text:style-name="T16_35">validation</text:span><text:span text:style-name="T16_36"><text:s/></text:span><text:span text:style-name="T16_37">and</text:span><text:span text:style-name="T16_38"><text:s/></text:span><text:span text:style-name="T16_39">business</text:span><text:span text:style-name="T16_40"><text:s/></text:span><text:span text:style-name="T16_41">logic</text:span><text:span text:style-name="T16_42"><text:s/></text:span><text:span text:style-name="T16_43">using</text:span><text:span text:style-name="T16_44"><text:s/></text:span><text:span text:style-name="T16_45">JavaScript</text:span><text:span text:style-name="T16_46"><text:s/></text:span><text:span text:style-name="T16_47">to</text:span><text:span text:style-name="T16_48"><text:s/></text:span><text:span text:style-name="T16_49">automate</text:span><text:span text:style-name="T16_50"><text:s/></text:span><text:span text:style-name="T16_51">data</text:span><text:span text:style-name="T16_52"><text:s/></text:span><text:span text:style-name="T16_53">entry</text:span><text:span text:style-name="T16_54">.<text:s/></text:span><text:span text:style-name="T16_55">Used</text:span><text:span text:style-name="T16_56"><text:s/></text:span><text:span text:style-name="T16_57">a</text:span><text:span text:style-name="T16_58"><text:s/></text:span><text:span text:style-name="T16_59">Git</text:span><text:span text:style-name="T16_60"><text:s/></text:span><text:span text:style-name="T16_61">repository</text:span><text:span text:style-name="T16_62"><text:s/></text:span><text:span text:style-name="T16_63">within</text:span><text:span text:style-name="T16_64"><text:s/></text:span><text:span text:style-name="T16_65">Atlassian</text:span><text:span text:style-name="T16_66"><text:s/></text:span><text:span text:style-name="T16_67">Stash</text:span><text:span text:style-name="T16_68"><text:s/></text:span><text:span text:style-name="T16_69">for</text:span><text:span text:style-name="T16_70"><text:s/></text:span><text:span text:style-name="T16_71">source</text:span><text:span text:style-name="T16_72"><text:s/></text:span><text:span text:style-name="T16_73">control</text:span><text:span text:style-name="T16_74">.</text:span></text:p>
      <text:p text:style-name="P17"/>
      <text:p text:style-name="P18"><text:span text:style-name="T18_1">Projects</text:span></text:p>
      <text:p text:style-name="P19"><text:span text:style-name="T19_1">Food</text:span><text:span text:style-name="T19_2"><text:s/></text:span><text:span text:style-name="T19_3">Friends</text:span><text:span text:style-name="T19_4"><text:tab/><text:tab/></text:span><text:span text:style-name="T19_5">University</text:span><text:span text:style-name="T19_6"><text:s/></text:span><text:span text:style-name="T19_7">of</text:span><text:span text:style-name="T19_8"><text:s/></text:span><text:span text:style-name="T19_9">Paderborn</text:span><text:span text:style-name="T19_10">:<text:s/></text:span><text:span text:style-name="T19_11">Game</text:span><text:span text:style-name="T19_12"><text:s/></text:span><text:span text:style-name="T19_13">Jam</text:span></text:p>
      <text:p text:style-name="P20"><text:span text:style-name="T20_1">A</text:span><text:span text:style-name="T20_2"><text:s/></text:span><text:span text:style-name="T20_3">casual</text:span><text:span text:style-name="T20_4"><text:s/></text:span><text:span text:style-name="T20_5">game</text:span><text:span text:style-name="T20_6"><text:s/></text:span><text:span text:style-name="T20_7">about</text:span><text:span text:style-name="T20_8"><text:s/></text:span><text:span text:style-name="T20_9">controlling</text:span><text:span text:style-name="T20_10"><text:s/></text:span><text:span text:style-name="T20_11">various</text:span><text:span text:style-name="T20_12"><text:s/></text:span><text:span text:style-name="T20_13">countries</text:span><text:span text:style-name="T20_14"><text:s/></text:span><text:span text:style-name="T20_15">into</text:span><text:span text:style-name="T20_16"><text:s/></text:span><text:span text:style-name="T20_17">eating</text:span><text:span text:style-name="T20_18"><text:s/></text:span><text:span text:style-name="T20_19">food</text:span><text:span text:style-name="T20_20"><text:s/></text:span><text:span text:style-name="T20_21">that</text:span><text:span text:style-name="T20_22"><text:s/></text:span><text:span text:style-name="T20_23">is</text:span><text:span text:style-name="T20_24"><text:s/></text:span><text:span text:style-name="T20_25">not</text:span><text:span text:style-name="T20_26"><text:s/></text:span><text:span text:style-name="T20_27">associated</text:span><text:span text:style-name="T20_28"><text:s/></text:span><text:span text:style-name="T20_29">with</text:span><text:span text:style-name="T20_30"><text:s/></text:span><text:span text:style-name="T20_31">them</text:span><text:span text:style-name="T20_32">.<text:s/></text:span><text:span text:style-name="T20_33">Implemented</text:span><text:span text:style-name="T20_34"><text:s/></text:span><text:span text:style-name="T20_35">buttons</text:span><text:span text:style-name="T20_36"><text:s/></text:span><text:span text:style-name="T20_37">and</text:span><text:span text:style-name="T20_38"><text:s/></text:span><text:span text:style-name="T20_39">menu</text:span><text:span text:style-name="T20_40"><text:s/></text:span><text:span text:style-name="T20_41">navigations</text:span><text:span text:style-name="T20_42"><text:s/></text:span><text:span text:style-name="T20_43">within</text:span><text:span text:style-name="T20_44"><text:s/></text:span><text:span text:style-name="T20_45">the</text:span><text:span text:style-name="T20_46"><text:s/></text:span><text:span text:style-name="T20_47">game</text:span><text:span text:style-name="T20_48"><text:s/></text:span><text:span text:style-name="T20_49">using</text:span><text:span text:style-name="T20_50"><text:s/></text:span><text:span text:style-name="T20_51">JavaScript</text:span><text:span text:style-name="T20_52">.<text:s/></text:span><text:span text:style-name="T20_53">Improved</text:span><text:span text:style-name="T20_54"><text:s/></text:span><text:span text:style-name="T20_55">code</text:span><text:span text:style-name="T20_56"><text:s/></text:span><text:span text:style-name="T20_57">readability</text:span><text:span text:style-name="T20_58"><text:s/></text:span><text:span text:style-name="T20_59">by</text:span><text:span text:style-name="T20_60"><text:s/></text:span><text:span text:style-name="T20_61">abstracting</text:span><text:span text:style-name="T20_62"><text:s/></text:span><text:span text:style-name="T20_63">code</text:span><text:span text:style-name="T20_64"><text:s/></text:span><text:span text:style-name="T20_65">unrelated</text:span><text:span text:style-name="T20_66"><text:s/></text:span><text:span text:style-name="T20_67">to</text:span><text:span text:style-name="T20_68"><text:s/></text:span><text:span text:style-name="T20_69">the</text:span><text:span text:style-name="T20_70"><text:s/></text:span><text:span text:style-name="T20_71">game</text:span><text:span text:style-name="T20_72"><text:s/></text:span><text:span text:style-name="T20_73">loop</text:span><text:span text:style-name="T20_74"><text:s/></text:span><text:span text:style-name="T20_75">to</text:span><text:span text:style-name="T20_76"><text:s/></text:span><text:span text:style-name="T20_77">separate</text:span><text:span text:style-name="T20_78"><text:s/></text:span><text:span text:style-name="T20_79">modules</text:span><text:span text:style-name="T20_80">.<text:s/></text:span><text:span text:style-name="T20_81">Under</text:span><text:span text:style-name="T20_82"><text:s/></text:span><text:span text:style-name="T20_83">a</text:span><text:span text:style-name="T20_84"><text:s/></text:span><text:span text:style-name="T20_85">lead</text:span><text:span text:style-name="T20_86"><text:s/></text:span><text:span text:style-name="T20_87">programmer</text:span><text:span text:style-name="T20_88"><text:s/></text:span><text:span text:style-name="T20_89">role</text:span><text:span text:style-name="T20_90">,<text:s/></text:span><text:span text:style-name="T20_91">gave</text:span><text:span text:style-name="T20_92"><text:s/></text:span><text:span text:style-name="T20_93">specific</text:span><text:span text:style-name="T20_94"><text:s/></text:span><text:span text:style-name="T20_95">tasks</text:span><text:span text:style-name="T20_96"><text:s/></text:span><text:span text:style-name="T20_97">to</text:span><text:span text:style-name="T20_98"><text:s/></text:span><text:span text:style-name="T20_99">others</text:span><text:span text:style-name="T20_100"><text:s/></text:span><text:span text:style-name="T20_101">in</text:span><text:span text:style-name="T20_102"><text:s/></text:span><text:span text:style-name="T20_103">order</text:span><text:span text:style-name="T20_104"><text:s/></text:span><text:span text:style-name="T20_105">to</text:span><text:span text:style-name="T20_106"><text:s/></text:span><text:span text:style-name="T20_107">limit</text:span><text:span text:style-name="T20_108"><text:s/></text:span><text:span text:style-name="T20_109">bottlenecks</text:span><text:span text:style-name="T20_110"><text:s/></text:span><text:span text:style-name="T20_111">during</text:span><text:span text:style-name="T20_112"><text:s/></text:span><text:span text:style-name="T20_113">development</text:span><text:span text:style-name="T20_114">.</text:span></text:p>
      <text:p text:style-name="P21"/>
      <text:p text:style-name="P22"><text:span text:style-name="T22_1">Chocofling</text:span><text:span text:style-name="T22_2"><text:tab/><text:tab/></text:span><text:span text:style-name="T22_3">RIT</text:span><text:span text:style-name="T22_4"><text:s/></text:span><text:span text:style-name="T22_5">iOS</text:span><text:span text:style-name="T22_6"><text:s/></text:span><text:span text:style-name="T22_7">App</text:span><text:span text:style-name="T22_8"><text:s/></text:span><text:span text:style-name="T22_9">Challenge</text:span><text:span text:style-name="T22_10"><text:s/>2014</text:span></text:p>
      <text:p text:style-name="P23"><text:span text:style-name="T23_1">A</text:span><text:span text:style-name="T23_2"><text:s/></text:span><text:span text:style-name="T23_3">casual</text:span><text:span text:style-name="T23_4"><text:s/></text:span><text:span text:style-name="T23_5">game</text:span><text:span text:style-name="T23_6"><text:s/></text:span><text:span text:style-name="T23_7">where</text:span><text:span text:style-name="T23_8"><text:s/></text:span><text:span text:style-name="T23_9">the</text:span><text:span text:style-name="T23_10"><text:s/></text:span><text:span text:style-name="T23_11">player</text:span><text:span text:style-name="T23_12"><text:s/></text:span><text:span text:style-name="T23_13">flings</text:span><text:span text:style-name="T23_14"><text:s/></text:span><text:span text:style-name="T23_15">fondue</text:span><text:span text:style-name="T23_16"><text:s/></text:span><text:span text:style-name="T23_17">at</text:span><text:span text:style-name="T23_18"><text:s/></text:span><text:span text:style-name="T23_19">falling</text:span><text:span text:style-name="T23_20"><text:s/></text:span><text:span text:style-name="T23_21">food</text:span><text:span text:style-name="T23_22"><text:s/></text:span><text:span text:style-name="T23_23">while</text:span><text:span text:style-name="T23_24"><text:s/></text:span><text:span text:style-name="T23_25">avoiding</text:span><text:span text:style-name="T23_26"><text:s/></text:span><text:span text:style-name="T23_27">non</text:span><text:span text:style-name="T23_28">-</text:span><text:span text:style-name="T23_29">food</text:span><text:span text:style-name="T23_30"><text:s/></text:span><text:span text:style-name="T23_31">objects</text:span><text:span text:style-name="T23_32">.</text:span></text:p>
      <text:p text:style-name="P24"><text:span text:style-name="T24_1">Implemented</text:span><text:span text:style-name="T24_2"><text:s/></text:span><text:span text:style-name="T24_3">various</text:span><text:span text:style-name="T24_4"><text:s/></text:span><text:span text:style-name="T24_5">aspects</text:span><text:span text:style-name="T24_6"><text:s/></text:span><text:span text:style-name="T24_7">of</text:span><text:span text:style-name="T24_8"><text:s/></text:span><text:span text:style-name="T24_9">the</text:span><text:span text:style-name="T24_10"><text:s/></text:span><text:span text:style-name="T24_11">game</text:span><text:span text:style-name="T24_12"><text:s/></text:span><text:span text:style-name="T24_13">loop</text:span><text:span text:style-name="T24_14">,<text:s/></text:span><text:span text:style-name="T24_15">such</text:span><text:span text:style-name="T24_16"><text:s/></text:span><text:span text:style-name="T24_17">as</text:span><text:span text:style-name="T24_18"><text:s/></text:span><text:span text:style-name="T24_19">collision</text:span><text:span text:style-name="T24_20"><text:s/></text:span><text:span text:style-name="T24_21">detection</text:span><text:span text:style-name="T24_22">,<text:s/></text:span><text:span text:style-name="T24_23">spawning</text:span><text:span text:style-name="T24_24">,<text:s/></text:span><text:span text:style-name="T24_25">and</text:span><text:span text:style-name="T24_26"><text:s/></text:span><text:span text:style-name="T24_27">power</text:span><text:span text:style-name="T24_28">-</text:span><text:span text:style-name="T24_29">ups</text:span><text:span text:style-name="T24_30">.<text:s/></text:span><text:span text:style-name="T24_31">Implemented</text:span><text:span text:style-name="T24_32"><text:s/></text:span><text:span text:style-name="T24_33">a</text:span><text:span text:style-name="T24_34"><text:s/></text:span><text:span text:style-name="T24_35">high</text:span><text:span text:style-name="T24_36"><text:s/></text:span><text:span text:style-name="T24_37">score</text:span><text:span text:style-name="T24_38"><text:s/></text:span><text:span text:style-name="T24_39">system</text:span><text:span text:style-name="T24_40"><text:s/></text:span><text:span text:style-name="T24_41">to</text:span><text:span text:style-name="T24_42"><text:s/></text:span><text:span text:style-name="T24_43">promote</text:span><text:span text:style-name="T24_44"><text:s/></text:span><text:span text:style-name="T24_45">replayability</text:span><text:span text:style-name="T24_46">.</text:span></text:p>
      <text:p text:style-name="P25"/>
      <text:p text:style-name="P26"><text:span text:style-name="T26_1">Break</text:span><text:span text:style-name="T26_2">[</text:span><text:span text:style-name="T26_3">in</text:span><text:span text:style-name="T26_4">]</text:span></text:p>
      <text:p text:style-name="P27"><text:span text:style-name="T27_1">A</text:span><text:span text:style-name="T27_2"><text:s/></text:span><text:span text:style-name="T27_3">breakout</text:span><text:span text:style-name="T27_4"><text:s/></text:span><text:span text:style-name="T27_5">game</text:span><text:span text:style-name="T27_6"><text:s/></text:span><text:span text:style-name="T27_7">created</text:span><text:span text:style-name="T27_8"><text:s/></text:span><text:span text:style-name="T27_9">in</text:span><text:span text:style-name="T27_10"><text:s/></text:span><text:span text:style-name="T27_11">C</text:span><text:span text:style-name="T27_12">++<text:s/></text:span><text:span text:style-name="T27_13">using</text:span><text:span text:style-name="T27_14"><text:s/></text:span><text:span text:style-name="T27_15">OpenGL</text:span><text:span text:style-name="T27_16"><text:s/></text:span><text:span text:style-name="T27_17">and</text:span><text:span text:style-name="T27_18"><text:s/></text:span><text:span text:style-name="T27_19">OpenAL</text:span><text:span text:style-name="T27_20">.</text:span></text:p>
      <text:p text:style-name="P28"><text:span text:style-name="T28_1">Implemented</text:span><text:span text:style-name="T28_2"><text:s/></text:span><text:span text:style-name="T28_3">the</text:span><text:span text:style-name="T28_4"><text:s/></text:span><text:span text:style-name="T28_5">rendering</text:span><text:span text:style-name="T28_6"><text:s/></text:span><text:span text:style-name="T28_7">of</text:span><text:span text:style-name="T28_8"><text:s/></text:span><text:span text:style-name="T28_9">all</text:span><text:span text:style-name="T28_10"><text:s/></text:span><text:span text:style-name="T28_11">assets</text:span><text:span text:style-name="T28_12"><text:s/></text:span><text:span text:style-name="T28_13">in</text:span><text:span text:style-name="T28_14"><text:s/></text:span><text:span text:style-name="T28_15">the</text:span><text:span text:style-name="T28_16"><text:s/></text:span><text:span text:style-name="T28_17">game</text:span><text:span text:style-name="T28_18">.<text:s/></text:span><text:span text:style-name="T28_19">Developed</text:span><text:span text:style-name="T28_20"><text:s/></text:span><text:span text:style-name="T28_21">and</text:span><text:span text:style-name="T28_22"><text:s/></text:span><text:span text:style-name="T28_23">implemented</text:span><text:span text:style-name="T28_24"><text:s/></text:span><text:span text:style-name="T28_25">a</text:span><text:span text:style-name="T28_26"><text:s/></text:span><text:span text:style-name="T28_27">framework</text:span><text:span text:style-name="T28_28"><text:s/></text:span><text:span text:style-name="T28_29">using</text:span><text:span text:style-name="T28_30"><text:s/></text:span><text:span text:style-name="T28_31">OpenAL</text:span><text:span text:style-name="T28_32"><text:s/></text:span><text:span text:style-name="T28_33">to</text:span><text:span text:style-name="T28_34"><text:s/></text:span><text:span text:style-name="T28_35">play</text:span><text:span text:style-name="T28_36"><text:s/></text:span><text:span text:style-name="T28_37">WAV</text:span><text:span text:style-name="T28_38"><text:s/></text:span><text:span text:style-name="T28_39">files</text:span><text:span text:style-name="T28_40">.<text:s/></text:span><text:span text:style-name="T28_41">Implemented</text:span><text:span text:style-name="T28_42"><text:s/></text:span><text:span text:style-name="T28_43">the</text:span><text:span text:style-name="T28_44"><text:s/></text:span><text:span text:style-name="T28_45">main</text:span><text:span text:style-name="T28_46"><text:s/></text:span><text:span text:style-name="T28_47">game</text:span><text:span text:style-name="T28_48"><text:s/></text:span><text:span text:style-name="T28_49">loop</text:span><text:span text:style-name="T28_50">,<text:s/></text:span><text:span text:style-name="T28_51">and</text:span><text:span text:style-name="T28_52"><text:s/></text:span><text:span text:style-name="T28_53">handled</text:span><text:span text:style-name="T28_54"><text:s/></text:span><text:span text:style-name="T28_55">menu</text:span><text:span text:style-name="T28_56"><text:s/></text:span><text:span text:style-name="T28_57">navigations</text:span><text:span text:style-name="T28_58">.</text:span></text:p>
      <text:p text:style-name="P29"/>
      <text:p text:style-name="P30"><text:span text:style-name="T30_1">Skills</text:span></text:p>
      <text:p text:style-name="P31"><text:span text:style-name="T31_1">Languages</text:span><text:span text:style-name="T31_2">:<text:tab/></text:span><text:span text:style-name="T31_3">C</text:span><text:span text:style-name="T31_4"><text:s/>|<text:s/></text:span><text:span text:style-name="T31_5">C</text:span><text:span text:style-name="T31_6">++<text:s/>|<text:s/></text:span><text:span text:style-name="T31_7">Objective</text:span><text:span text:style-name="T31_8">-</text:span><text:span text:style-name="T31_9">C</text:span><text:span text:style-name="T31_10"><text:s/>|<text:s/></text:span><text:span text:style-name="T31_11">C</text:span><text:span text:style-name="T31_12">#<text:s/>|<text:s/></text:span><text:span text:style-name="T31_13">JavaScript</text:span><text:span text:style-name="T31_14"><text:s/>|<text:s/></text:span><text:span text:style-name="T31_15">HTML</text:span><text:span text:style-name="T31_16">5<text:s/>|<text:s/></text:span><text:span text:style-name="T31_17">CSS</text:span><text:span text:style-name="T31_18"><text:s/>3<text:s/>|<text:s/></text:span><text:span text:style-name="T31_19">PHP</text:span><text:span text:style-name="T31_20"><text:s/>|<text:s/></text:span><text:span text:style-name="T31_21">Java</text:span><text:span text:style-name="T31_22"><text:s/>|<text:s/></text:span><text:span text:style-name="T31_23">ActionScript</text:span><text:span text:style-name="T31_24"><text:s/>3.0<text:s/>|<text:s/></text:span><text:span text:style-name="T31_25">SQL</text:span></text:p>
      <text:p text:style-name="P32"><text:span text:style-name="T32_1">Libraries</text:span><text:span text:style-name="T32_2">:<text:tab/></text:span><text:span text:style-name="T32_3">OpenGL</text:span><text:span text:style-name="T32_4"><text:s/>3.2+<text:s/>|<text:s/></text:span><text:span text:style-name="T32_5">DirectX</text:span><text:span text:style-name="T32_6"><text:s/>11<text:s/>|<text:s/></text:span><text:span text:style-name="T32_7">Three</text:span><text:span text:style-name="T32_8">.</text:span><text:span text:style-name="T32_9">js</text:span><text:span text:style-name="T32_10"><text:s/>|<text:s/></text:span><text:span text:style-name="T32_11">OpenAL</text:span><text:span text:style-name="T32_12"><text:s/>|<text:s/></text:span><text:span text:style-name="T32_13">jQuery</text:span><text:span text:style-name="T32_14"><text:s/>|<text:s/>.</text:span><text:span text:style-name="T32_15">NET</text:span><text:span text:style-name="T32_16"><text:s/>4.5<text:s/>|<text:s/></text:span><text:span text:style-name="T32_17">XNA</text:span><text:span text:style-name="T32_18"><text:s/>4.0</text:span></text:p>
      <text:p text:style-name="P33"><text:span text:style-name="T33_1">Software</text:span><text:span text:style-name="T33_2">:<text:tab/></text:span><text:span text:style-name="T33_3">Visual</text:span><text:span text:style-name="T33_4"><text:s/></text:span><text:span text:style-name="T33_5">Studio</text:span><text:span text:style-name="T33_6"><text:s/>2008-2013<text:s/>|<text:s/></text:span><text:span text:style-name="T33_7">Xcode</text:span><text:span text:style-name="T33_8"><text:s/>4.6+<text:s/>|<text:s/></text:span><text:span text:style-name="T33_9">Git</text:span><text:span text:style-name="T33_10"><text:s/>|<text:s/></text:span><text:span text:style-name="T33_11">Unity</text:span><text:span text:style-name="T33_12"><text:s/>3</text:span><text:span text:style-name="T33_13">D</text:span><text:span text:style-name="T33_14"><text:s/>|<text:s/></text:span><text:span text:style-name="T33_15">MySQL</text:span><text:span text:style-name="T33_16"><text:s/>|<text:s/></text:span><text:span text:style-name="T33_17">Autodesk</text:span><text:span text:style-name="T33_18"><text:s/></text:span><text:span text:style-name="T33_19">Maya</text:span><text:span text:style-name="T33_20"><text:s/>|<text:s/></text:span><text:span text:style-name="T33_21">Adobe</text:span><text:span text:style-name="T33_22"><text:s/></text:span><text:span text:style-name="T33_23">Flash</text:span></text:p>
      <text:p text:style-name="P34"><text:span text:style-name="T34_1"><text:tab/></text:span><text:span text:style-name="T34_2">Adobe</text:span><text:span text:style-name="T34_3"><text:s/></text:span><text:span text:style-name="T34_4">Photoshop</text:span></text:p>
      <text:p text:style-name="P35"/>
      <text:p text:style-name="P36"><text:span text:style-name="T36_1">Miscellaneous</text:span></text:p>
      <text:p text:style-name="P37"><text:span text:style-name="T37_1">Spoken</text:span><text:span text:style-name="T37_2"><text:s/></text:span><text:span text:style-name="T37_3">Languages</text:span><text:span text:style-name="T37_4">:<text:s/></text:span><text:span text:style-name="T37_5">English</text:span><text:span text:style-name="T37_6"><text:s/>|<text:s/></text:span><text:span text:style-name="T37_7">Spanish</text:span><text:span text:style-name="T37_8"><text:s/>|<text:s/></text:span><text:span text:style-name="T37_9">Japanese</text:span><text:span text:style-name="T37_10"><text:s/>(</text:span><text:span text:style-name="T37_11">Advanced</text:span><text:span text:style-name="T37_12">)</text:span></text:p>
      <text:p text:style-name="P38"><text:span text:style-name="T38_1">Electronic</text:span><text:span text:style-name="T38_2"><text:s/></text:span><text:span text:style-name="T38_3">Gaming</text:span><text:span text:style-name="T38_4"><text:s/></text:span><text:span text:style-name="T38_5">Society</text:span><text:span text:style-name="T38_6"><text:s/></text:span><text:span text:style-name="T38_7">at</text:span><text:span text:style-name="T38_8"><text:s/></text:span><text:span text:style-name="T38_9">RIT</text:span><text:span text:style-name="T38_10">:</text:span><text:span text:style-name="T38_11"><text:s/></text:span><text:span text:style-name="T38_12">Photographer</text:span><text:span text:style-name="T38_13"><text:s/>(2011<text:s/>-<text:s/></text:span><text:span text:style-name="T38_14">present</text:span><text:span text:style-name="T38_15">)</text:span><text:span text:style-name="T38_16"><text:s/></text:span></text:p>
      <text:p text:style-name="P39"><text:span text:style-name="T39_1">Asian</text:span><text:span text:style-name="T39_2"><text:s/></text:span><text:span text:style-name="T39_3">Culture</text:span><text:span text:style-name="T39_4"><text:s/></text:span><text:span text:style-name="T39_5">Society</text:span><text:span text:style-name="T39_6"><text:s/></text:span><text:span text:style-name="T39_7">at</text:span><text:span text:style-name="T39_8"><text:s/></text:span><text:span text:style-name="T39_9">RIT</text:span><text:span text:style-name="T39_10">:</text:span><text:span text:style-name="T39_11"><text:s/></text:span><text:span text:style-name="T39_12">Photographer</text:span><text:span text:style-name="T39_13"><text:s/>(2012<text:s/>-<text:s/>2013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xygen" svg:font-family="Oxygen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